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text-align="start" style:justify-single-word="false"/>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paragraph-properties fo:margin-top="0cm" fo:margin-bottom="0cm" style:contextual-spacing="false"/>
    </style:style>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paragraph-properties fo:margin-top="0cm" fo:margin-bottom="0cm" style:contextual-spacing="false"/>
    </style:style>
    <style:style style:name="P32" style:family="paragraph" style:parent-style-name="Treść_20_tekstu.noindent" style:master-page-name="HTML">
      <style:paragraph-properties style:page-number="auto"/>
    </style:style>
    <style:style style:name="P33" style:family="paragraph" style:parent-style-name="Treść_20_tekstu.noindent">
      <style:paragraph-properties fo:text-align="start" style:justify-single-word="false"/>
    </style:style>
    <style:style style:name="P34" style:family="paragraph" style:parent-style-name="Treść_20_tekstu.noindent">
      <style:paragraph-properties fo:margin-top="0cm" fo:margin-bottom="0cm" style:contextual-spacing="false"/>
    </style:style>
    <style:style style:name="P35" style:family="paragraph" style:parent-style-name="List_20_Heading">
      <style:paragraph-properties fo:margin-left="1cm" fo:margin-right="0cm" fo:text-indent="0cm" style:auto-text-indent="false"/>
    </style:style>
    <style:style style:name="P36" style:family="paragraph" style:parent-style-name="List_20_Heading">
      <style:paragraph-properties fo:margin-left="2cm" fo:margin-right="0cm" fo:text-indent="0cm" style:auto-text-indent="false"/>
    </style:style>
    <style:style style:name="P37" style:family="paragraph" style:parent-style-name="List_20_Contents">
      <style:paragraph-properties fo:margin-top="0cm" fo:margin-bottom="0.499cm" style:contextual-spacing="false"/>
    </style:style>
    <style:style style:name="P38" style:family="paragraph" style:parent-style-name="List_20_Contents">
      <style:paragraph-properties fo:margin-left="2cm" fo:margin-right="0cm" fo:text-indent="0cm" style:auto-text-indent="false"/>
    </style:style>
    <style:style style:name="P39" style:family="paragraph" style:parent-style-name="List_20_Contents">
      <style:paragraph-properties fo:margin-left="2cm" fo:margin-right="0cm" fo:margin-top="0cm" fo:margin-bottom="0.499cm" style:contextual-spacing="false" fo:text-indent="0cm" style:auto-text-indent="false"/>
    </style:style>
    <style:style style:name="P40" style:family="paragraph" style:parent-style-name="List_20_Contents">
      <style:paragraph-properties fo:margin-left="3cm" fo:margin-right="0cm" fo:text-indent="0cm" style:auto-text-indent="false"/>
    </style:style>
    <style:style style:name="P41" style:family="paragraph" style:parent-style-name="Treść_20_tekstu.indent">
      <style:paragraph-properties fo:text-align="start" style:justify-single-word="false"/>
    </style:style>
    <style:style style:name="P42" style:family="paragraph" style:parent-style-name="Treść_20_tekstu.indent">
      <style:paragraph-properties fo:margin-top="0cm" fo:margin-bottom="0cm" style:contextual-spacing="false"/>
    </style:style>
    <style:style style:name="T1" style:family="text">
      <style:text-properties style:font-name="sans-serif"/>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___________________________________________________________________________________________________________________________________ </text:p>
      <text:p text:style-name="Treść_20_tekstu.noindent"><text:span text:style-name="T1">Zespół </text:span><text:a xlink:type="simple" xlink:href="http://www.ubuntu.pl/">Ubuntu.pl</text:a> </text:p>
      <text:p text:style-name="Treść_20_tekstu.noindent"><text:span text:style-name="T1">Przewodnik po Ubuntu 14.04 LTS Trusty Tahr</text:span> </text:p>
      <text:p text:style-name="Treść_20_tekstu.noindent"><text:span text:style-name="T1">wersja 0.5 </text:span><text:line-break/><text:span text:style-name="T1">3</text:span> <text:span text:style-name="T1">kwietnia 2014</text:span> </text:p>
      <text:h text:style-name="Heading_20_3" text:outline-level="3"><text:bookmark text:name="section*.1"/><text:span text:style-name="T2">Spis</text:span> <text:span text:style-name="T2">treści</text:span></text:h>
      <text:p text:style-name="P17">1. <text:bookmark text:name="QQ2-1-2"/><text:a xlink:type="simple" xlink:href="#x1-20001">Wstęp</text:a></text:p>
      <text:p text:style-name="P17">1.1. <text:bookmark text:name="QQ2-1-3"/><text:a xlink:type="simple" xlink:href="#x1-30001">O Ubuntu</text:a></text:p>
      <text:p text:style-name="P17">1.2. <text:bookmark text:name="QQ2-1-4"/><text:a xlink:type="simple" xlink:href="#x1-40002">Dlaczego warto zmienić system na Ubuntu?</text:a></text:p>
      <text:p text:style-name="P17">1.2.1. <text:bookmark text:name="QQ2-1-5"/><text:a xlink:type="simple" xlink:href="#x1-50001">Jest stabilny</text:a></text:p>
      <text:p text:style-name="P17">1.2.2. <text:bookmark text:name="QQ2-1-6"/><text:a xlink:type="simple" xlink:href="#x1-60002">Jest bezpieczny</text:a></text:p>
      <text:p text:style-name="P17">1.2.3. <text:bookmark text:name="QQ2-1-7"/><text:a xlink:type="simple" xlink:href="#x1-70003">Jest łatwy w użyciu</text:a></text:p>
      <text:p text:style-name="P17">1.2.4. <text:bookmark text:name="QQ2-1-8"/><text:a xlink:type="simple" xlink:href="#x1-80004">Jest międzynarodowy</text:a></text:p>
      <text:p text:style-name="P17">1.2.5. <text:bookmark text:name="QQ2-1-9"/><text:a xlink:type="simple" xlink:href="#x1-90005">Jest dostępny</text:a></text:p>
      <text:p text:style-name="P17">1.2.6. <text:bookmark text:name="QQ2-1-10"/><text:a xlink:type="simple" xlink:href="#x1-100006">Jest wolny</text:a></text:p>
      <text:p text:style-name="P17">1.2.7. <text:bookmark text:name="QQ2-1-11"/><text:a xlink:type="simple" xlink:href="#x1-110007">Jest społecznościowy</text:a></text:p>
      <text:p text:style-name="P17">2. <text:bookmark text:name="QQ2-1-12"/><text:a xlink:type="simple" xlink:href="#x1-120002">Instalacja</text:a></text:p>
      <text:p text:style-name="P17">2.1. <text:bookmark text:name="QQ2-1-13"/><text:a xlink:type="simple" xlink:href="#x1-130001">Pobieranie obrazu systemu</text:a></text:p>
      <text:p text:style-name="P17">2.2. <text:bookmark text:name="QQ2-1-14"/><text:a xlink:type="simple" xlink:href="#x1-140002">Nagrywanie pobranego obrazu</text:a></text:p>
      <text:p text:style-name="P17">2.2.1. <text:bookmark text:name="QQ2-1-15"/><text:a xlink:type="simple" xlink:href="#x1-150001">System Windows, nagrywanie na pendriva</text:a></text:p>
      <text:p text:style-name="P17">2.2.2. <text:bookmark text:name="QQ2-1-16"/><text:a xlink:type="simple" xlink:href="#x1-160002">System Windows 7 / 8, nagrywanie na płytę DVD</text:a></text:p>
      <text:p text:style-name="P17">2.2.3. <text:bookmark text:name="QQ2-1-17"/><text:a xlink:type="simple" xlink:href="#x1-170003">System Windows XP i inne starsze wersje, nagrywanie na płytę DVD</text:a></text:p>
      <text:p text:style-name="P17">2.2.4. <text:bookmark text:name="QQ2-1-18"/><text:a xlink:type="simple" xlink:href="#x1-180004">System Linux, nagrywanie na pendriva</text:a></text:p>
      <text:p text:style-name="P17">2.2.5. <text:bookmark text:name="QQ2-1-19"/><text:a xlink:type="simple" xlink:href="#x1-190005">System Linux, nagrywanie na DVD</text:a></text:p>
      <text:p text:style-name="P17">2.3. <text:bookmark text:name="QQ2-1-20"/><text:a xlink:type="simple" xlink:href="#x1-200003">Przygotowanie do instalacji</text:a></text:p>
      <text:p text:style-name="P17">2.3.1. <text:bookmark text:name="QQ2-1-21"/><text:a xlink:type="simple" xlink:href="#x1-210001">Przygotowanie do instalacji - Windows - wskazówki ogólne</text:a></text:p>
      <text:p text:style-name="P17">2.3.2. <text:bookmark text:name="QQ2-1-22"/><text:a xlink:type="simple" xlink:href="#x1-220002">Przygotowanie do instalacji - Windows 8</text:a></text:p>
      <text:p text:style-name="P17">2.3.3. <text:bookmark text:name="QQ2-1-23"/><text:a xlink:type="simple" xlink:href="#x1-230003">Przygotowanie do instalacji - Linux</text:a></text:p>
      <text:p text:style-name="P17">2.4. <text:bookmark text:name="QQ2-1-24"/><text:a xlink:type="simple" xlink:href="#x1-240004">Uruchomienie instalatora</text:a></text:p>
      <text:p text:style-name="P17">2.4.1. <text:bookmark text:name="QQ2-1-25"/><text:a xlink:type="simple" xlink:href="#x1-250001">Ponowne uruchomienie komputera</text:a></text:p>
      <text:p text:style-name="P17">2.4.2. <text:bookmark text:name="QQ2-1-26"/><text:a xlink:type="simple" xlink:href="#x1-260002">Zmiana kolejności bootowania</text:a></text:p>
      <text:p text:style-name="P17">2.4.3. <text:bookmark text:name="QQ2-1-27"/><text:a xlink:type="simple" xlink:href="#x1-270003">Uruchomienie instalatora UEFI</text:a></text:p>
      <text:p text:style-name="P17">2.4.4. <text:bookmark text:name="QQ2-1-28"/><text:a xlink:type="simple" xlink:href="#x1-280004">Uruchomienie instalatora BIOS</text:a></text:p>
      <text:p text:style-name="P17">2.5. <text:bookmark text:name="QQ2-1-29"/><text:a xlink:type="simple" xlink:href="#x1-290005">Graficzny instalator Ubuntu</text:a></text:p>
      <text:p text:style-name="P17">2.5.1. <text:bookmark text:name="QQ2-1-30"/><text:a xlink:type="simple" xlink:href="#x1-300001">Wybór języka</text:a></text:p>
      <text:p text:style-name="P17">2.5.2. <text:bookmark text:name="QQ2-1-31"/><text:a xlink:type="simple" xlink:href="#x1-310002">Konfiguracja WiFi</text:a></text:p>
      <text:p text:style-name="P17">2.5.3. <text:bookmark text:name="QQ2-1-32"/><text:a xlink:type="simple" xlink:href="#x1-320003">Sprawdzenie kompatybilności sprzętu, wybór dodatkowych komponentów</text:a></text:p>
      <text:p text:style-name="P17">2.5.4. <text:bookmark text:name="QQ2-1-33"/><text:a xlink:type="simple" xlink:href="#x1-330004">Partycjonowanie dysku twardego</text:a></text:p>
      <text:p text:style-name="P17">2.5.5. <text:bookmark text:name="QQ2-1-34"/><text:a xlink:type="simple" xlink:href="#x1-340005">Wybór strefy czasowej</text:a></text:p>
      <text:p text:style-name="P17">2.5.6. <text:bookmark text:name="QQ2-1-35"/><text:a xlink:type="simple" xlink:href="#x1-350006">Wybór układu klawiatury</text:a></text:p>
      <text:p text:style-name="P17">2.5.7. <text:bookmark text:name="QQ2-1-36"/><text:a xlink:type="simple" xlink:href="#x1-360007">Toższamość użytkownika</text:a></text:p>
      <text:p text:style-name="P17">2.5.8. <text:bookmark text:name="QQ2-1-37"/><text:a xlink:type="simple" xlink:href="#x1-370008">Instalacja</text:a></text:p>
      <text:p text:style-name="P17">2.6. <text:bookmark text:name="QQ2-1-38"/><text:a xlink:type="simple" xlink:href="#x1-380006">Partycjonowanie dysku twardego</text:a></text:p>
      <text:p text:style-name="P17">2.6.1. <text:bookmark text:name="QQ2-1-39"/><text:a xlink:type="simple" xlink:href="#x1-390001">Ile miejsca przeznaczyć na Ubuntu</text:a></text:p>
      <text:p text:style-name="P17">2.6.2. <text:bookmark text:name="QQ2-1-40"/><text:a xlink:type="simple" xlink:href="#x1-400002">Czysty dysk - wykorzystanie całego dostępnego miejsca</text:a></text:p>
      <text:p text:style-name="P17">2.6.3. <text:bookmark text:name="QQ2-1-41"/><text:a xlink:type="simple" xlink:href="#x1-410003">Instalacja obok zainstalowanego Ubuntu</text:a></text:p>
      <text:p text:style-name="P17"><text:soft-page-break/>2.6.4. <text:bookmark text:name="QQ2-1-42"/><text:a xlink:type="simple" xlink:href="#x1-420004">Instalacja obok Windowsa</text:a></text:p>
      <text:p text:style-name="P17">2.6.5. <text:bookmark text:name="QQ2-1-43"/><text:a xlink:type="simple" xlink:href="#x1-430005">Szyfrowanie dysku twardego</text:a></text:p>
      <text:p text:style-name="P17">2.7. <text:bookmark text:name="QQ2-1-44"/><text:a xlink:type="simple" xlink:href="#x1-440007">Zaawansowane partycjonowanie</text:a></text:p>
      <text:p text:style-name="P17">2.7.1. <text:bookmark text:name="QQ2-1-45"/><text:a xlink:type="simple" xlink:href="#x1-450001">Główne okno programu GParted</text:a></text:p>
      <text:p text:style-name="P17">2.7.2. <text:bookmark text:name="QQ2-1-46"/><text:a xlink:type="simple" xlink:href="#x1-460002">Zaawansowane partycjonowanie - Instalacja obok systemu Windows</text:a></text:p>
      <text:p text:style-name="P17">2.8. <text:bookmark text:name="QQ2-1-47"/><text:a xlink:type="simple" xlink:href="#x1-470008">Rozwiązywanie problemów z instalacją</text:a></text:p>
      <text:p text:style-name="P17">2.9. <text:bookmark text:name="QQ2-1-48"/><text:a xlink:type="simple" xlink:href="#x1-480009">Instalacja na maszynie wirtualnej</text:a></text:p>
      <text:p text:style-name="P17">3. <text:bookmark text:name="QQ2-1-49"/><text:a xlink:type="simple" xlink:href="#x1-490003">Pierwsze uruchomienie systemu</text:a></text:p>
      <text:p text:style-name="P17">3.1. <text:bookmark text:name="QQ2-1-50"/><text:a xlink:type="simple" xlink:href="#x1-500001">Uruchomienie systemu Ubuntu</text:a></text:p>
      <text:p text:style-name="P17">3.2. <text:bookmark text:name="QQ2-1-51"/><text:a xlink:type="simple" xlink:href="#x1-510002">Ekran logowania</text:a></text:p>
      <text:p text:style-name="P17">3.3. <text:bookmark text:name="QQ2-1-52"/><text:a xlink:type="simple" xlink:href="#x1-520003">Rzut oka na pulpit Ubuntu</text:a></text:p>
      <text:p text:style-name="P17">3.4. <text:bookmark text:name="QQ2-1-53"/><text:a xlink:type="simple" xlink:href="#x1-530004">Rzeczy do zrobienia po instalacji Ubuntu</text:a></text:p>
      <text:p text:style-name="P17">3.4.1. <text:bookmark text:name="QQ2-1-54"/><text:a xlink:type="simple" xlink:href="#x1-540001">Aktualizacja systemu</text:a></text:p>
      <text:p text:style-name="P17">3.4.2. <text:bookmark text:name="QQ2-1-55"/><text:a xlink:type="simple" xlink:href="#x1-550002">Instalacja spolszczenia</text:a></text:p>
      <text:p text:style-name="P17">3.4.3. <text:bookmark text:name="QQ2-1-56"/><text:a xlink:type="simple" xlink:href="#x1-560003">Instalacja dodatkowych sterowników</text:a></text:p>
      <text:p text:style-name="P17">3.4.4. <text:bookmark text:name="QQ2-1-57"/><text:a xlink:type="simple" xlink:href="#x1-570004">Instalacja dodatków</text:a></text:p>
      <text:p text:style-name="P17">4. <text:bookmark text:name="QQ2-1-58"/><text:a xlink:type="simple" xlink:href="#x1-580004">Pulpit Ubuntu Unity</text:a></text:p>
      <text:p text:style-name="P17">4.1. <text:bookmark text:name="QQ2-1-59"/><text:a xlink:type="simple" xlink:href="#x1-590001">Pulpit</text:a></text:p>
      <text:p text:style-name="P17">4.1.1. <text:bookmark text:name="QQ2-1-60"/><text:a xlink:type="simple" xlink:href="#x1-600001">Zmiana tła pulpitu</text:a></text:p>
      <text:p text:style-name="P17">4.2. <text:bookmark text:name="QQ2-1-61"/><text:a xlink:type="simple" xlink:href="#x1-610002">Panel Menu</text:a></text:p>
      <text:p text:style-name="P17">4.3. <text:bookmark text:name="QQ2-1-62"/><text:a xlink:type="simple" xlink:href="#x1-620003">Launcher</text:a></text:p>
      <text:p text:style-name="P17">4.3.1. <text:bookmark text:name="QQ2-1-63"/><text:a xlink:type="simple" xlink:href="#x1-630001">Uruchamienie programów z Launchera</text:a></text:p>
      <text:p text:style-name="P17">4.3.2. <text:bookmark text:name="QQ2-1-64"/><text:a xlink:type="simple" xlink:href="#x1-640002">Zarządzanie otwartymi oknami</text:a></text:p>
      <text:p text:style-name="P17">4.3.3. <text:bookmark text:name="QQ2-1-65"/><text:a xlink:type="simple" xlink:href="#x1-650003">Zmiana położenia ikon</text:a></text:p>
      <text:p text:style-name="P17">4.3.4. <text:bookmark text:name="QQ2-1-66"/><text:a xlink:type="simple" xlink:href="#x1-660004">Dodawanie ikon do Launchera</text:a></text:p>
      <text:p text:style-name="P17">4.3.5. <text:bookmark text:name="QQ2-1-67"/><text:a xlink:type="simple" xlink:href="#x1-670005">Usuwanie ikon z Launchera</text:a></text:p>
      <text:p text:style-name="P17">4.3.6. <text:bookmark text:name="QQ2-1-68"/><text:a xlink:type="simple" xlink:href="#x1-680006">Szybka Lista menu kontekstowego (QuickList)</text:a></text:p>
      <text:p text:style-name="P17">4.4. <text:bookmark text:name="QQ2-1-69"/><text:a xlink:type="simple" xlink:href="#x1-690004">Dash</text:a></text:p>
      <text:p text:style-name="P17">4.4.1. <text:bookmark text:name="QQ2-1-70"/><text:a xlink:type="simple" xlink:href="#x1-700001">Soczewki (Lenses)</text:a></text:p>
      <text:p text:style-name="P17">4.5. <text:bookmark text:name="QQ2-1-71"/><text:a xlink:type="simple" xlink:href="#x1-710005">Obszary robocze</text:a></text:p>
      <text:p text:style-name="P17">4.6. <text:bookmark text:name="QQ2-1-72"/><text:a xlink:type="simple" xlink:href="#x1-720006">Zarządzanie oknami</text:a></text:p>
      <text:p text:style-name="P17">4.6.1. <text:bookmark text:name="QQ2-1-73"/><text:a xlink:type="simple" xlink:href="#x1-730001">Eementy sterujące oknami</text:a></text:p>
      <text:p text:style-name="P17">4.6.2. <text:bookmark text:name="QQ2-1-74"/><text:a xlink:type="simple" xlink:href="#x1-740002">Przenoszenie i zmiana rozmiaru okna</text:a></text:p>
      <text:p text:style-name="P17">4.6.3. <text:bookmark text:name="QQ2-1-75"/><text:a xlink:type="simple" xlink:href="#x1-750003">Przełączanie pomiędzy otwartymi oknami</text:a></text:p>
      <text:p text:style-name="P17">4.6.4. <text:bookmark text:name="QQ2-1-76"/><text:a xlink:type="simple" xlink:href="#x1-760004">Ukrywanie wszystkich okien - pokaż pulpit</text:a></text:p>
      <text:p text:style-name="P17">4.6.5. <text:bookmark text:name="QQ2-1-77"/><text:a xlink:type="simple" xlink:href="#x1-770005">Przenoszenie otwartych okien pomiędzy obszarami roboczymi</text:a></text:p>
      <text:p text:style-name="P17">4.6.6. <text:bookmark text:name="QQ2-1-78"/><text:a xlink:type="simple" xlink:href="#x1-780006">Zawsze na wierzchu</text:a></text:p>
      <text:p text:style-name="P17">4.6.7. <text:bookmark text:name="QQ2-1-79"/><text:a xlink:type="simple" xlink:href="#x1-790007">Zawsze na widocznym obszarze roboczym</text:a></text:p>
      <text:p text:style-name="P17">4.7. <text:bookmark text:name="QQ2-1-80"/><text:a xlink:type="simple" xlink:href="#x1-800007">HUD - Heads-Up Display</text:a></text:p>
      <text:p text:style-name="P17">4.8. <text:bookmark text:name="QQ2-1-81"/><text:a xlink:type="simple" xlink:href="#x1-810008">Nautilus - Menadźer plików</text:a></text:p>
      <text:p text:style-name="P17">4.8.1. <text:bookmark text:name="QQ2-1-82"/><text:a xlink:type="simple" xlink:href="#x1-820001">Tworzenie nowych katalogów</text:a></text:p>
      <text:p text:style-name="P17">4.8.2. <text:bookmark text:name="QQ2-1-83"/><text:a xlink:type="simple" xlink:href="#x1-830002">Ukryte pliki i katalogi</text:a></text:p>
      <text:p text:style-name="P17">4.8.3. <text:bookmark text:name="QQ2-1-84"/><text:a xlink:type="simple" xlink:href="#x1-840003">Kopiowanie i przenoszenie plików oraz katalogów</text:a></text:p>
      <text:p text:style-name="P17">4.8.4. <text:bookmark text:name="QQ2-1-85"/><text:a xlink:type="simple" xlink:href="#x1-850004">Używanie wielu okien lub wielu kart w programie Pliki</text:a></text:p>
      <text:p text:style-name="P17">4.8.5. <text:bookmark text:name="QQ2-1-86"/><text:a xlink:type="simple" xlink:href="#x1-860005">Wyszukiwanie plików w programie Pliki.</text:a></text:p>
      <text:p text:style-name="P17">4.9. <text:bookmark text:name="QQ2-1-87"/><text:a xlink:type="simple" xlink:href="#x1-870009">Shotwell</text:a></text:p>
      <text:p text:style-name="P17">4.10. <text:bookmark text:name="QQ2-1-88"/><text:a xlink:type="simple" xlink:href="#x1-8800010">Totem</text:a></text:p>
      <text:p text:style-name="P17">4.11. <text:bookmark text:name="QQ2-1-89"/><text:a xlink:type="simple" xlink:href="#x1-8900011">Rhythmbox</text:a></text:p>
      <text:p text:style-name="P17">4.12. <text:bookmark text:name="QQ2-1-90"/><text:a xlink:type="simple" xlink:href="#x1-9000012">Firefox</text:a></text:p>
      <text:p text:style-name="P17">4.13. <text:bookmark text:name="QQ2-1-91"/><text:a xlink:type="simple" xlink:href="#x1-9100013">Evolution</text:a></text:p>
      <text:p text:style-name="P17">4.14. <text:bookmark text:name="QQ2-1-92"/><text:a xlink:type="simple" xlink:href="#x1-9200014">LibreOffice</text:a></text:p>
      <text:p text:style-name="P17">4.15. <text:bookmark text:name="QQ2-1-93"/><text:a xlink:type="simple" xlink:href="#x1-9300015">Konta online</text:a></text:p>
      <text:p text:style-name="P17">4.16. <text:bookmark text:name="QQ2-1-94"/><text:a xlink:type="simple" xlink:href="#x1-9400016">Empathy</text:a></text:p>
      <text:p text:style-name="P17">4.17. <text:bookmark text:name="QQ2-1-95"/><text:a xlink:type="simple" xlink:href="#x1-9500017">Centrum Oprogramowania</text:a></text:p>
      <text:p text:style-name="P17">4.18. <text:bookmark text:name="QQ2-1-96"/><text:a xlink:type="simple" xlink:href="#x1-9600018">DejaVu</text:a></text:p>
      <text:p text:style-name="P17">5. <text:bookmark text:name="QQ2-1-97"/><text:a xlink:type="simple" xlink:href="#x1-970005">Sztuczki z systemem Ubuntu</text:a></text:p>
      <text:p text:style-name="P17"><text:soft-page-break/>5.1. <text:bookmark text:name="QQ2-1-98"/><text:a xlink:type="simple" xlink:href="#x1-980001">Prywatność</text:a></text:p>
      <text:p text:style-name="P17">5.2. <text:bookmark text:name="QQ2-1-99"/><text:a xlink:type="simple" xlink:href="#x1-990002">Zmiana położenie elementów sterujących okna</text:a></text:p>
      <text:p text:style-name="P17">5.3. <text:bookmark text:name="QQ2-1-100"/><text:a xlink:type="simple" xlink:href="#x1-1000003">Click to minimize</text:a></text:p>
      <text:p text:style-name="P17">5.4. <text:bookmark text:name="QQ2-1-101"/><text:a xlink:type="simple" xlink:href="#x1-1010004">Wyłączenie global menu</text:a></text:p>
      <text:p text:style-name="P17">5.5. <text:bookmark text:name="QQ2-1-102"/><text:a xlink:type="simple" xlink:href="#x1-1020005">Instalacja Unity Tweak Tool</text:a></text:p>
      <text:p text:style-name="P17">5.6. <text:bookmark text:name="QQ2-1-103"/><text:a xlink:type="simple" xlink:href="#x1-1030006">Instalacja nowych motywów graficznych</text:a></text:p>
      <text:p text:style-name="P17">5.7. <text:bookmark text:name="QQ2-1-104"/><text:a xlink:type="simple" xlink:href="#x1-1040007">Instalacja motywów ikon</text:a></text:p>
      <text:p text:style-name="P17">5.8. <text:bookmark text:name="QQ2-1-105"/><text:a xlink:type="simple" xlink:href="#x1-1050008">Folder domowy na pulpicie</text:a></text:p>
      <text:p text:style-name="P17">5.9. <text:bookmark text:name="QQ2-1-106"/><text:a xlink:type="simple" xlink:href="#x1-1060009">Quicklist Editor</text:a></text:p>
      <text:p text:style-name="P17">5.10. <text:bookmark text:name="QQ2-1-107"/><text:a xlink:type="simple" xlink:href="#x1-10700010">Odtwarzanie szyfrowanych płyt DVD</text:a></text:p>
      <text:p text:style-name="P17">5.11. <text:bookmark text:name="QQ2-1-108"/><text:a xlink:type="simple" xlink:href="#x1-10800011">preload, prelink</text:a></text:p>
      <text:p text:style-name="P17">5.12. <text:bookmark text:name="QQ2-1-109"/><text:a xlink:type="simple" xlink:href="#x1-10900012">Sterowniki</text:a></text:p>
      <text:p text:style-name="P17">6. <text:bookmark text:name="QQ2-1-110"/><text:a xlink:type="simple" xlink:href="#x1-1100006">Aktualizacja z poprzedniego wydania</text:a></text:p>
      <text:p text:style-name="Text_20_body">7. <text:bookmark text:name="QQ2-1-111"/><text:a xlink:type="simple" xlink:href="#x1-1110007">Rozwiązywanie problemów z Ubuntu</text:a></text:p>
      <text:h text:style-name="Heading_20_3" text:outline-level="3"><text:bookmark text:name="x1-1001r1"/>1. <text:bookmark text:name="x1-20001"/>Wstęp</text:h>
      <text:p text:style-name="Treść_20_tekstu.noindent">Witaj w <text:bookmark text:name="textcolor1"/>Przewodniku po Ubuntu Linux 14.04 Trusty Thar! </text:p>
      <text:p text:style-name="Treść_20_tekstu.indent">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text:line-break/>Wersja Ubuntu, która została opisana w tym poradniku, nosi nazwę Ubuntu GNU/Linux 14.04 LTS Trusty Thar, co oznacza: </text:p>
      <text:p text:style-name="List_20_Heading"><text:span text:style-name="T2">Ubuntu</text:span> </text:p>
      <text:p text:style-name="List_20_Contents">- nazwa całej serii systemów operacyjnych wydawanych przez firmę Canonical. </text:p>
      <text:p text:style-name="List_20_Heading"><text:span text:style-name="T2">GNU/Linux</text:span> </text:p>
      <text:p text:style-name="List_20_Contents">- system bazuje na jądrze Linuksa i wykorzystuje oprogramowanie GNU. </text:p>
      <text:p text:style-name="List_20_Heading"><text:span text:style-name="T2">14.04</text:span> </text:p>
      <text:p text:style-name="List_20_Contents">- jest to wersja z kwietnia (04) 2014 roku. </text:p>
      <text:p text:style-name="List_20_Heading"><text:span text:style-name="T2">LTS</text:span> </text:p>
      <text:p text:style-name="List_20_Contents">- jest to wersja o przedłużonym wsparciu technicznym, a poprawki będą wydawane do 2019 roku). </text:p>
      <text:p text:style-name="List_20_Heading"><text:span text:style-name="T2">Trusty Tahr</text:span> </text:p>
      <text:p text:style-name="P37">-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text:soft-page-break/>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5147848714283805117" text:style-name="L1">
        <text:list-item>
          <text:p text:style-name="P18">Debian GNU/Linux jest tak stabilny, że pod jego kontrolą pracują najważniejsze systemy komputerowe świata, wliczając w to superkomputery oraz serwery wielkich portali internetowych. </text:p>
        </text:list-item>
        <text:list-item>
          <text:p text:style-name="P18">Poprawki eliminujące znalezione błędy trafiają do systemu na bieżąco i nie trzeba na nie czekać miesiącami. </text:p>
        </text:list-item>
        <text:list-item>
          <text:p text:style-name="P1">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3269215416120806778" text:style-name="L2">
        <text:list-item>
          <text:p text:style-name="P19">Ponieważ różne dystrybucje Linuksa cechują się wysokim poziomem bezpieczeństwa, to właśnie te systemy operacyjne można znaleźć na bardzo wielu serwerach sieciowych. </text:p>
        </text:list-item>
        <text:list-item>
          <text:p text:style-name="P2">Wprowadzanie poważniejszych zmian w systemie pociąga za sobą konieczność podania hasła administratora. Ubuntu jest dzięki temu zabezpieczone zarówno przed potencjalnymi intruzami, jak i przed przypadkowym naruszeniem zasad bezpieczeństwa przez samego użytkownika.</text:p>
        </text:list-item>
      </text:list>
      <text:h text:style-name="Heading_20_5" text:outline-level="5"><text:bookmark text:name="x1-6001r6"/>1.2.3. <text:bookmark text:name="x1-70003"/>Jest łatwy w użyciu</text:h>
      <text:p text:style-name="Treść_20_tekstu.noindent">Słowo Ubuntu tłumaczy się jako ”<text:span text:style-name="T3">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8342162696069354520" text:style-name="L3">
        <text:list-item>
          <text:p text:style-name="P20"><text:soft-page-break/>Komunikaty są sformułowane w jednoznaczny sposób, więc będziesz potrzebował przeczytać je tylko raz. </text:p>
        </text:list-item>
        <text:list-item>
          <text:p text:style-name="P20">Aplikacje są ułożone tak, aby było je łatwo znaleźć. </text:p>
        </text:list-item>
        <text:list-item>
          <text:p text:style-name="P3">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2858738687612487416" text:style-name="L4">
        <text:list-item>
          <text:p text:style-name="P21">Tłumaczenia są tworzone przez ochotników z całego świata. </text:p>
        </text:list-item>
        <text:list-item>
          <text:p text:style-name="P21">Możesz samemu zaangażować się w tłumaczenia, korzystając z internetowej usługi Launchpad. </text:p>
        </text:list-item>
        <text:list-item>
          <text:p text:style-name="P4">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8910565880691775438" text:style-name="L5">
        <text:list-item>
          <text:p text:style-name="P5">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5482332665118026234" text:style-name="L6">
        <text:list-item>
          <text:p text:style-name="P22">Jeśli tylko posiadasz odpowiednią wiedzę techniczną, możesz samemu modyfikować swoje ulubione aplikacje. </text:p>
        </text:list-item>
        <text:list-item>
          <text:p text:style-name="P6">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195136213704235451" text:style-name="L7">
        <text:list-item>
          <text:p text:style-name="P23">Każdy może wnieść swój wkład w rozwój Ubuntu. </text:p>
        </text:list-item>
        <text:list-item>
          <text:p text:style-name="P23"><text:soft-page-break/>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7">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Treść_20_tekstu.noindent"/>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p text:style-name="Nagłówek_20_listy.enumerate-enumitem">1 </text:p>
      <text:p text:style-name="List_20_Contents">To pole pozwali ci wybrać pomiędzy 32- a 64-bitową wersją systemu. Domyślnie wybrana jest opcja 64 bitowa. </text:p>
      <text:p text:style-name="Nagłówek_20_listy.enumerate-enumitem">2 </text:p>
      <text:p text:style-name="P37">Kliknij na ten przycisk aby przejść dalej.</text:p>
      <text:p text:style-name="Treść_20_tekstu.indent">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text:p>
      <text:p text:style-name="Treść_20_tekstu.indent">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8045202738629605095" text:style-name="L8">
        <text:list-item>
          <text:p text:style-name="P24"><text:a xlink:type="simple" xlink:href="http://www.ubuntu.com/start-download?distro=desktop&amp;bits=64&amp;release=lts">Wersja 64 bitowa (733 megabajtów).</text:a> </text:p>
        </text:list-item>
        <text:list-item>
          <text:p text:style-name="P8"><text:a xlink:type="simple" xlink:href="http://www.ubuntu.com/start-download?distro=desktop&amp;bits=32&amp;release=lts">Wersja 32 bitowa (731 megabajtów).</text:a></text:p>
        </text:list-item>
      </text:list>
      <text:h text:style-name="Heading_20_4" text:outline-level="4"><text:bookmark text:name="x1-13003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p text:style-name="Nagłówek_20_listy.enumerate-enumitem">1 </text:p>
      <text:p text:style-name="List_20_Contents">Pobierz program <text:a xlink:type="simple" xlink:href="http://www.pendrivelinux.com/downloads/Universal-USB-Installer/Universal-USB-Installer-1.9.5.2.exe">Universal USB Installer</text:a>. </text:p>
      <text:p text:style-name="Nagłówek_20_listy.enumerate-enumitem"><text:soft-page-break/>2 </text:p>
      <text:p text:style-name="List_20_Contents">Uruchom pobrany plik. </text:p>
      <text:p text:style-name="Nagłówek_20_listy.enumerate-enumitem">3 </text:p>
      <text:p text:style-name="List_20_Contents">Zaakceptuj umowę licencyjną. </text:p>
      <text:p text:style-name="Nagłówek_20_listy.enumerate-enumitem">4 </text:p>
      <text:p text:style-name="List_20_Contents">Podłącz do komputera pendrive, który ma użyty jako nośnik. </text:p>
      <text:p text:style-name="Nagłówek_20_listy.enumerate-enumitem">5 </text:p>
      <text:p text:style-name="List_20_Contents">Z tej listy wybierz Ubuntu. </text:p>
      <text:p text:style-name="Nagłówek_20_listy.enumerate-enumitem">6 </text:p>
      <text:p text:style-name="List_20_Contents">Kliknij na przycisk <text:bookmark text:name="textcolor5"/>Browse i wskaż pobrany wcześniej obraz instalatora Ubuntu. </text:p>
      <text:p text:style-name="Nagłówek_20_listy.enumerate-enumitem">7 </text:p>
      <text:p text:style-name="List_20_Contents">Z tej listy wybierz podłączonego wcześniej pendrive’a.<text:line-break/><text:span text:style-name="T2">UWAGA: Wszystkie dane na nim zostaną skasowane!</text:span> </text:p>
      <text:p text:style-name="Nagłówek_20_listy.enumerate-enumitem">8 </text:p>
      <text:p text:style-name="List_20_Contents">Kliknij przycisk <text:bookmark text:name="textcolor6"/>Create. </text:p>
      <text:p text:style-name="Nagłówek_20_listy.enumerate-enumitem">9 </text:p>
      <text:p text:style-name="P37">Poczekaj na zakończenie operacji.</text:p>
      <text:h text:style-name="Heading_20_5" text:outline-level="5"><text:bookmark text:name="x1-15010r15"/>2.2.2. <text:bookmark text:name="x1-160002"/>System Windows 7 / 8, nagrywanie na płytę DVD</text:h>
      <text:p text:style-name="P9"><text:s/></text:p>
      <text:p text:style-name="Treść_20_tekstu.noindent">Systemy operacyjne Windows 7 i 8 mają wbudowane narzędzie do wypalania plików .iso na płytach. Kliknij prawym przyciskiem myszy na pobrany obraz instalatora Ubuntu, wybierz opcję <text:bookmark text:name="textcolor7"/>Otwórz w a następnie <text:bookmark text:name="textcolor8"/>Windows Disc Image Burner. </text:p>
      <text:p text:style-name="Nagłówek_20_listy.enumerate-enumitem">1 </text:p>
      <text:p text:style-name="List_20_Contents">Z tej listy wybierz swoją nagrywarkę. </text:p>
      <text:p text:style-name="Nagłówek_20_listy.enumerate-enumitem">2 </text:p>
      <text:p text:style-name="List_20_Contents">Włóż do wybranego napędu czystą płytę DVD. </text:p>
      <text:p text:style-name="Nagłówek_20_listy.enumerate-enumitem">3 </text:p>
      <text:p text:style-name="List_20_Contents">Upewnij się, że zaznaczone jest pole <text:bookmark text:name="textcolor9"/>Zweryfikuj dysk po nagraniu </text:p>
      <text:p text:style-name="Nagłówek_20_listy.enumerate-enumitem">4 </text:p>
      <text:p text:style-name="P37">Kliknij na przycisk <text:bookmark text:name="textcolor10"/>Nagraj.</text:p>
      <text:h text:style-name="Heading_20_5" text:outline-level="5"><text:bookmark text:name="x1-16005r16"/>2.2.3. <text:bookmark text:name="x1-170003"/>System Windows XP i inne starsze wersje, nagrywanie na płytę DVD</text:h>
      <text:p text:style-name="P9"><text:s/></text:p>
      <text:p text:style-name="Treść_20_tekstu.noindent">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p text:style-name="Nagłówek_20_listy.enumerate-enumitem">1 </text:p>
      <text:p text:style-name="List_20_Contents">Pobierz i zainstaluj program <text:a xlink:type="simple" xlink:href="http://infrarecorder.org/?page_id=5">Infra Recorder</text:a>. </text:p>
      <text:p text:style-name="Nagłówek_20_listy.enumerate-enumitem">2 </text:p>
      <text:p text:style-name="List_20_Contents">Uruchom zainstalowany przed momentem program. </text:p>
      <text:p text:style-name="Nagłówek_20_listy.enumerate-enumitem">3 </text:p>
      <text:p text:style-name="List_20_Contents">Włóż czystą płytę DVD do nagrywarki. </text:p>
      <text:p text:style-name="Nagłówek_20_listy.enumerate-enumitem">4 </text:p>
      <text:p text:style-name="List_20_Contents">W programie Infra Recorder wybierz opcję <text:bookmark text:name="textcolor11"/>Write Image. </text:p>
      <text:p text:style-name="Nagłówek_20_listy.enumerate-enumitem">5 </text:p>
      <text:p text:style-name="List_20_Contents">Wybierz pobrany wcześniej obraz instalatora Ubuntu. </text:p>
      <text:p text:style-name="Nagłówek_20_listy.enumerate-enumitem">6 </text:p>
      <text:p text:style-name="P37"><text:soft-page-break/>Kliknij na przycisk <text:bookmark text:name="textcolor12"/>OK.</text:p>
      <text:h text:style-name="Heading_20_5" text:outline-level="5"><text:bookmark text:name="x1-17007r17"/>2.2.4. <text:bookmark text:name="x1-180004"/>System Linux, nagrywanie na pendriva</text:h>
      <text:p text:style-name="P9"><text:s/></text:p>
      <text:p text:style-name="Treść_20_tekstu.noindent">W systemach operacyjnych Linux do nagrywania obrazu na pendrive’a najlepiej posłużyć się programem <text:bookmark text:name="textcolor13"/>UNetbootin, dostępnym w każdej dystrybucji. Podłącz do komputera klucz USB, z którego chcesz potem instalować Ubuntu. </text:p>
      <text:p text:style-name="Nagłówek_20_listy.enumerate-enumitem">1 </text:p>
      <text:p text:style-name="List_20_Contents">Zainstaluj UNetBootIn korzystając ze swojego menadżera pakietów. </text:p>
      <text:p text:style-name="Nagłówek_20_listy.enumerate-enumitem">2 </text:p>
      <text:p text:style-name="List_20_Contents">Uruchom zainstalowany przed momentem program. </text:p>
      <text:p text:style-name="Nagłówek_20_listy.enumerate-enumitem">3 </text:p>
      <text:p text:style-name="List_20_Contents">Zaznacz pole Obraz dysku </text:p>
      <text:p text:style-name="Nagłówek_20_listy.enumerate-enumitem">4 </text:p>
      <text:p text:style-name="List_20_Contents">Z menu wybierz Plik ISO </text:p>
      <text:p text:style-name="Nagłówek_20_listy.enumerate-enumitem">5 </text:p>
      <text:p text:style-name="List_20_Contents">W tym polu podaj ścieżkę do pobranego wcześniej obrazu instalatora Ubuntu. Wciśnij przycisk oznaczony trzema kropkami (“…”) i wskaż plik. </text:p>
      <text:p text:style-name="Nagłówek_20_listy.enumerate-enumitem">6 </text:p>
      <text:p text:style-name="List_20_Contents">W tym menu wybierz Napęd USB </text:p>
      <text:p text:style-name="Nagłówek_20_listy.enumerate-enumitem">7 </text:p>
      <text:p text:style-name="List_20_Contents">Z tego menu wybierz podłączonego wcześniej pendriva.<text:line-break/><text:span text:style-name="T2">UWAGA: Wszystkie dane znajdujące się na tym nośniku zostaną skasowane!</text:span> </text:p>
      <text:p text:style-name="Nagłówek_20_listy.enumerate-enumitem">8 </text:p>
      <text:p text:style-name="P37">Kliknij przycisk OK aby rozpocząć nagrywanie</text:p>
      <text:h text:style-name="Heading_20_5" text:outline-level="5"><text:bookmark text:name="x1-18009r18"/>2.2.5. <text:bookmark text:name="x1-190005"/>System Linux, nagrywanie na DVD</text:h>
      <text:p text:style-name="P9"><text:s/></text:p>
      <text:p text:style-name="Treść_20_tekstu.noindent">Aby nagrać obraz na płytę DVD potrzebujesz odpowiedniego programu. W tym przykładzie posłużymy się dostępną w większości dystrybucji nagrywarką Brasero. Kliknij prawym przyciskiem myszy na pobrany wcześniej obraz instalatora Ubuntu, wybierz <text:bookmark text:name="textcolor14"/>Otwórz w…, a następnie wybierz <text:bookmark text:name="textcolor15"/>Brasero. W otwartym oknie zostaniesz poproszony o włożenie czystej płyty DVD. Zrób to, a następnie kliknij na przycisk <text:bookmark text:name="textcolor16"/>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Ważnym krokiem jest ustalenie, czy twoja płyta główna obsługiwana jest przez UEFI (a jeżeli tak, to jakie opcje są włączone). W konsoli systemu Windows (Start → Uruchom → cmd) wpisz <text:span text:style-name="T3">Confirm-SecureBootUEFI</text:span>. System może zwrócić jedną z trzech informacji: </text:p>
      <text:list xml:id="list3580656346807274095" text:style-name="L9">
        <text:list-item>
          <text:p text:style-name="P25"><text:soft-page-break/><text:span text:style-name="T3">Cmdlet not supported on this platform </text:span>lub <text:span text:style-name="T3">Polecenia nie znaleziono </text:span>- Ten komputer nie korzysta z SecureBoot. Nie potrzebujesz podejmować żadnych dodatkowych kroków, wystarczy włożyć przygotowany nośnik instalacyjny i zainstalować Ubuntu. </text:p>
        </text:list-item>
        <text:list-item>
          <text:p text:style-name="P25"><text:span text:style-name="T3">False </text:span>- Ten komputer ma UEFI, ale nie korzysta z SecureBoot. Przejdź do sekcji porad dla Windows 8 </text:p>
        </text:list-item>
        <text:list-item>
          <text:p text:style-name="P10"><text:span text:style-name="T3">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Przed przystąpieniem do instalacji koniecznie zapoznaj się także z następującymi sekcjami: </text:p>
      <text:list xml:id="list6325803130990124479" text:style-name="L10">
        <text:list-item>
          <text:p text:style-name="P26"><text:a xlink:type="simple" xlink:href="#x1-210001">2.3.1</text:a> <text:span text:style-name="T3">Przygotowanie do instalacji - Windows - wskazówki ogólne</text:span>: ta sekcja zawiera przydatne informacje dla osób migrujących z systemów Windows. </text:p>
        </text:list-item>
        <text:list-item>
          <text:p text:style-name="P26"><text:a xlink:type="simple" xlink:href="#x1-220002">2.3.2</text:a> <text:span text:style-name="T3">Przygotowanie do instalacji - Windows 8</text:span>: specyficzne porady dla systemu Windows 8. Koniecznie ten fragment przewodnika, jeżeli instalujesz Ubuntu obok Windows 8 lub próbujesz zainstalować Ubuntu zamiast Windows 8. </text:p>
        </text:list-item>
        <text:list-item>
          <text:p text:style-name="P11"><text:soft-page-break/><text:a xlink:type="simple" xlink:href="#x1-230003">2.3.3</text:a> <text:span text:style-name="T3">Przygotowanie do instalacji - Linux</text:span>: ogólne wskazówki dla osób instalujących Ubuntu obok innych dystrybucji Linuksa.</text:p>
        </text:list-item>
      </text:list>
      <text:p text:style-name="Treść_20_tekstu.no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4340453564732252358" text:style-name="L11">
        <text:list-item>
          <text:p text:style-name="P27">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2">Jeżeli zobaczysz napis <text:span text:style-name="T2">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ia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p text:style-name="List_20_Heading"><text:span text:style-name="T2">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p text:style-name="List_20_Heading"><text:span text:style-name="T2">Install Ubuntu</text:span> </text:p>
      <text:p text:style-name="List_20_Contents">(Zainstaluj Ubuntu) - Ta opcja bezpośrednio uruchomi instalator Ubuntu bez wczytywania całego systemu. </text:p>
      <text:p text:style-name="List_20_Heading"><text:span text:style-name="T2">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oft-page-break/><text:span text:style-name="T2">Check disk for defects</text:span> </text:p>
      <text:p text:style-name="P37">(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h text:style-name="Heading_20_5" text:outline-level="5"><text:bookmark text:name="x1-27001r27"/>2.4.4. <text:bookmark text:name="x1-280004"/>Uruchomienie instalatora BIOS</text:h>
      <text:p text:style-name="P9"><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 Na początek wybierz język w jakim system będzie się z tobą komunikował. Przy pomocy klawiszy kursora przejdź do trzeciej kolumny. Język Polski znajduje się mniej więcej w połowie tej kolumny. Wciśnij enter aby zatwierdzić. </text:p>
      <text:p text:style-name="List_20_Heading"><text:span text:style-name="T2">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2">Zainstaluj Ubuntu</text:span> </text:p>
      <text:p text:style-name="List_20_Contents">- Ta opcja bezpośrednio uruchomi instalator Ubuntu bez wczytywania całego systemu. </text:p>
      <text:p text:style-name="List_20_Heading"><text:span text:style-name="T2">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p text:style-name="List_20_Heading"><text:span text:style-name="T2">Sprawdź pamięć</text:span> </text:p>
      <text:p text:style-name="List_20_Contents">- Ta opcja uruchomi program memtest, który wykona test pamięci operacyjnej komputera (RAM). Uszkodzona pamięć jest jedną z częstszych przyczyn błędów instalatora jak i wpływa negatywnie na pracę zainstalowanego systemu. </text:p>
      <text:p text:style-name="List_20_Heading"><text:span text:style-name="T2">Uruchom system z pierwszego dysku twardego</text:span> </text:p>
      <text:p text:style-name="P37">- Ta opcja kończy pracę instalatora i uruchamia podstawowy system operacyjny komputera.</text:p>
      <text:p text:style-name="Treść_20_tekstu.noindent">Dodatkowe opcje widoczne na dolnym pasku uruchamia się wciskając odpowiedni klawisz funkcyjny: </text:p>
      <text:p text:style-name="List_20_Heading"><text:span text:style-name="T2">F1</text:span> </text:p>
      <text:p text:style-name="List_20_Contents">- Wyświetla pomoc, wraz z szczegółowym opisem poszczególnych opcji konfiguracyjnych. </text:p>
      <text:p text:style-name="List_20_Heading"><text:span text:style-name="T2">F2</text:span> </text:p>
      <text:p text:style-name="List_20_Contents">- Zmiana języka instalatora. </text:p>
      <text:p text:style-name="List_20_Heading"><text:span text:style-name="T2">F3</text:span> </text:p>
      <text:p text:style-name="List_20_Contents"><text:soft-page-break/>- Zmiana układu klawiatury. </text:p>
      <text:p text:style-name="List_20_Heading"><text:span text:style-name="T2">F4</text:span> </text:p>
      <text:p text:style-name="List_20_Contents">- Zmiana trybu pracy instalatora. </text:p>
      <text:p text:style-name="P35"><text:span text:style-name="T2">Zwykły</text:span> </text:p>
      <text:p text:style-name="P38">- Tryb podstawowy, teraz się w nim znajdujesz </text:p>
      <text:p text:style-name="P35"><text:span text:style-name="T2">Użycie nośnika aktualizującego sterowniki</text:span> </text:p>
      <text:p text:style-name="P38">- ?? </text:p>
      <text:p text:style-name="P35"><text:span text:style-name="T2">Instalacja OEM(dla producentów sprzętu)</text:span> </text:p>
      <text:p text:style-name="P38">- Ta opcja pozwala zainstalować podstawowy system bez tworzenia użytkownika. Przy pierwszym uruchomieniu zostaniesz poproszony o stworzenie nowego użytkownika.</text:p>
      <text:p text:style-name="List_20_Heading"><text:span text:style-name="T2">F5</text:span> </text:p>
      <text:p text:style-name="List_20_Contents">- Pozwala włączyć/wyłączyć dodatkowe opcje ułatwiające instalacje osobom niepełnosprawny (Klawiatura ekranowa, lupa, wysoki kontrast, czytnik ekranu, klawiatura Braille’a) </text:p>
      <text:p text:style-name="List_20_Heading"><text:span text:style-name="T2">F6</text:span> </text:p>
      <text:p text:style-name="P37">- Dodatkowe parametry rozruchu, pomocne w przypadku napotkania problemów ze sprzętem.</text:p>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ałeś języka). Od tego momentu instalacja przebiega w identyczny sposób dla każdego wybranego sposobu instalacji. W czasie instalacji, w prawej część paska u góry ekranu znajduje się szerego ikon: </text:p>
      <text:p text:style-name="List_20_Heading"><text:s/></text:p>
      <text:p text:style-name="List_20_Contents">Dostę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37">Wyłączenie lub ponowne uruchomienie komputera.</text:p>
      <text:h text:style-name="Heading_20_5" text:outline-level="5"><text:bookmark text:name="x1-29001r28"/>2.5.1. <text:bookmark text:name="x1-300001"/>Wybór języka</text:h>
      <text:p text:style-name="Treść_20_tekstu.noindent">]</text:p>
      <text:p text:style-name="Treść_20_tekstu.noindent">Pierwszy ekran instalatora pozwala wybrać język. Jeżeli wcześniej nie zmieniłeś języka na Polski to teraz masz ku temu okazję. Język wybrany podczas instalacji będzie także domyślnym językiem zainstalowanym w systemie. </text:p>
      <text:p text:style-name="Treść_20_tekstu.noindent">Kliknij na przycisk <text:span text:style-name="T2">Naprzód </text:span>aby przejść dalej.</text:p>
      <text:h text:style-name="Heading_20_5" text:outline-level="5"><text:bookmark text:name="x1-30001r30"/>2.5.2. <text:bookmark text:name="x1-310002"/>Konfiguracja WiFi</text:h>
      <text:p text:style-name="Treść_20_tekstu.noindent">]</text:p>
      <text:p text:style-name="Treść_20_tekstu.noindent">Drugi ekran instalatora pozwala skonfigurować połączenie bezprzewodowe WiFi. Jeżeli instalator nie wykryje żadnej karty WiFi to nie pokaże tego ekranu. Tak samo ten etap instalacji zostanie pominięty, jeżeli uda się nawiązać połączenie za pomocą kabla. </text:p>
      <text:p text:style-name="Treść_20_tekstu.indent">Z listy na ekranie wybierz sieć bezprzewodową, z którą chcesz się połączyć. Wpisz hasło w pole <text:span text:style-name="T2">Hasło</text:span>. </text:p>
      <text:p text:style-name="Treść_20_tekstu.noindent">Kliknij na przycisk <text:span text:style-name="T2">Naprzód </text:span>aby przejść dalej.</text:p>
      <text:h text:style-name="Heading_20_5" text:outline-level="5"><text:bookmark text:name="x1-31001r31"/><text:soft-page-break/>2.5.3. <text:bookmark text:name="x1-320003"/>Sprawdzenie kompatybilności sprzętu, wybór dodatkowych komponentów</text:h>
      <text:p text:style-name="Treść_20_tekstu.noindent">]</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2">Pobieranie aktualizacji podczas instalacji</text:span> </text:p>
      <text:p text:style-name="List_20_Contents">- Instalator pobierze i zainstaluje wszystkie aktualizacje, które zostały wydane od dnia premiery systemu. </text:p>
      <text:p text:style-name="List_20_Heading"><text:span text:style-name="T2">Instalacja licencjonowanego oprogramowania</text:span> </text:p>
      <text:p text:style-name="P37">-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reść_20_tekstu.noindent">Kliknij na przycisk <text:span text:style-name="T2">Naprzód </text:span>aby przejść dalej.</text:p>
      <text:h text:style-name="Heading_20_5" text:outline-level="5"><text:bookmark text:name="x1-32001r32"/>2.5.4. <text:bookmark text:name="x1-330004"/>Partycjonowanie dysku twardego</text:h>
      <text:p text:style-name="Treść_20_tekstu.noindent">]</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reść_20_tekstu.noindent">Kliknij na przycisk <text:span text:style-name="T2">Naprzód </text:span>aby przejść dalej.</text:p>
      <text:h text:style-name="Heading_20_5" text:outline-level="5"><text:bookmark text:name="x1-33001r33"/>2.5.5. <text:bookmark text:name="x1-340005"/>Wybór strefy czasowej</text:h>
      <text:p text:style-name="Treść_20_tekstu.noindent"><draw:frame draw:style-name="fr1" draw:name="Obraz19" text:anchor-type="as-char" svg:width="1.997cm" svg:height="0.998cm" draw:z-index="0"><draw:image xlink:href="../images/instalator_czas.png" xlink:type="simple" xlink:show="embed" xlink:actuate="onLoad"/></draw:frame>]</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Warsaw”. Stolica naszego kraju określa też nasza strefę czasową. </text:p>
      <text:p text:style-name="Treść_20_tekstu.noindent">Kliknij na przycisk <text:span text:style-name="T2">Naprzód </text:span>aby przejść dalej.</text:p>
      <text:h text:style-name="Heading_20_5" text:outline-level="5"><text:bookmark text:name="x1-34001r34"/>2.5.6. <text:bookmark text:name="x1-350006"/>Wybór układu klawiatury</text:h>
      <text:p text:style-name="Treść_20_tekstu.noindent"><draw:frame draw:style-name="fr1" draw:name="Obraz20" text:anchor-type="as-char" svg:width="1.997cm" svg:height="0.998cm" draw:z-index="1"><draw:image xlink:href="../images/instalator_klawiatura.png" xlink:type="simple" xlink:show="embed" xlink:actuate="onLoad"/></draw:frame>]</text:p>
      <text:p text:style-name="Treść_20_tekstu.noindent">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Nie zalecamy korzystania z funkcji <text:soft-page-break/>”Wykryj układ klawiatury”. Korzystając ze wskazówek instalatora otrzymamy klawiaturę amerykańską, nie obsługującą polskich znaków diakrytycznych. </text:p>
      <text:p text:style-name="Treść_20_tekstu.noindent">Kliknij na przycisk <text:span text:style-name="T2">Naprzód </text:span>aby przejść dalej.</text:p>
      <text:h text:style-name="Heading_20_5" text:outline-level="5"><text:bookmark text:name="x1-35001r35"/>2.5.7. <text:bookmark text:name="x1-360007"/>Toższamość użytkownika</text:h>
      <text:p text:style-name="Treść_20_tekstu.noindent"><draw:frame draw:style-name="fr1" draw:name="Obraz21" text:anchor-type="as-char" svg:width="1.997cm" svg:height="0.998cm" draw:z-index="2"><draw:image xlink:href="../images/instalator_dane.png" xlink:type="simple" xlink:show="embed" xlink:actuate="onLoad"/></draw:frame>]</text:p>
      <text:p text:style-name="Treść_20_tekstu.noindent">To już ostatni etap instalacji. Te pola należy uzupełnić aby system mógł cię prawidłowo zidentyfikować. </text:p>
      <text:p text:style-name="List_20_Heading"><text:span text:style-name="T2">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2">Nazwa komputera</text:span> </text:p>
      <text:p text:style-name="List_20_Contents">- Określa jak będzie się nazywał twój komputer (np. laptop). </text:p>
      <text:p text:style-name="List_20_Heading"><text:span text:style-name="T2">Nazwa użytkownika</text:span> </text:p>
      <text:p text:style-name="List_20_Contents">- Twój login do systemu (np. jan_kowalski albo twój pseudonim). Login nie może zawierać dużych liter, spacji ani znaków specjalnych. </text:p>
      <text:p text:style-name="List_20_Heading"><text:span text:style-name="T2">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2">Potwierdzenie hasła</text:span> </text:p>
      <text:p text:style-name="List_20_Contents">- Wpisz ponownie to samo hasło co w polu powyżej. </text:p>
      <text:p text:style-name="List_20_Heading"><text:span text:style-name="T2">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2">Wymaganie hasła do zalogowania</text:span> </text:p>
      <text:p text:style-name="List_20_Contents">- Po uruchomieniu komputera będziesz musiał podać hasło aby uzyskać dostęp do swojego konta. </text:p>
      <text:p text:style-name="List_20_Heading"><text:span text:style-name="T2">Zaszyfrowanie katalogu użytkownika</text:span> </text:p>
      <text:p text:style-name="P37">- Jeżeli zaznaczysz to pole to twoje prywatne dane zostaną zaszyfrowane. Nikt nie znający hasła nie będzie mógł uzyskać dostępu do twoich plików. Jeżeli zapomnisz hasła to bezpowrotnie utracisz dostęp do swoich plików.</text:p>
      <text:p text:style-name="Treść_20_tekstu.noindent">Kliknij na przycisk <text:span text:style-name="T2">Naprzód </text:span>aby przejść dalej.</text:p>
      <text:h text:style-name="Heading_20_5" text:outline-level="5"><text:bookmark text:name="x1-36001r36"/>2.5.8. <text:bookmark text:name="x1-370008"/>Instalacja</text:h>
      <text:p text:style-name="Treść_20_tekstu.noindent"><draw:frame draw:style-name="fr1" draw:name="Obraz22" text:anchor-type="as-char" svg:width="1.997cm" svg:height="0.998cm" draw:z-index="3"><draw:image xlink:href="../images/instalator_kopiowanie.png" xlink:type="simple" xlink:show="embed" xlink:actuate="onLoad"/></draw:frame>]</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text:span text:style-name="T2">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text:soft-page-break/>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p text:style-name="List_20_Heading"><text:span text:style-name="T2">Partycja główna, root, /</text:span> </text:p>
      <text:p text:style-name="List_20_Contents">-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2">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2">Partycja domowa, /home</text:span> </text:p>
      <text:p text:style-name="P37">-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reść_20_tekstu.noindent"><draw:frame draw:style-name="fr1" draw:name="Obraz23" text:anchor-type="as-char" svg:width="1.997cm" svg:height="0.998cm" draw:z-index="4"><draw:image xlink:href="../images/instalator_partycjonowanie_proste.png" xlink:type="simple" xlink:show="embed" xlink:actuate="onLoad"/></draw:frame></text:p>
      <text:p text:style-name="Treść_20_tekstu.noindent">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span text:style-name="T2">Zainstaluj </text:span>aby przejść dalej.<text:line-break/>Zostaniesz poproszony o potwierdzenie. Upewnij się, że wszystko jest w porządku i kliknij <text:span text:style-name="T2">Naprzód</text:span>.<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draw:frame draw:style-name="fr1" draw:name="Obraz24" text:anchor-type="as-char" svg:width="1.997cm" svg:height="0.998cm" draw:z-index="5"><draw:image xlink:href="../images/instalator_partycjonowanie_obok_ubuntu.png" xlink:type="simple" xlink:show="embed" xlink:actuate="onLoad"/></draw:frame></text:p>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text:soft-page-break/>Kliknij na przycisk <text:span text:style-name="T2">Zainstaluj </text:span>aby przejść dalej.<text:line-break/>Zostaniesz poproszony o potwierdzenie. Upewnij się, że wszystko jest w porządku i kliknij <text:span text:style-name="T2">Naprzód</text:span>.<text:line-break/>W tym momencie wybrane zmiany zostaną zapisane na dysku twardym.</text:p>
      <text:h text:style-name="Heading_20_5" text:outline-level="5"><text:bookmark text:name="x1-41001r41"/>2.6.4. <text:bookmark text:name="x1-420004"/>Instalacja obok Windowsa</text:h>
      <text:p text:style-name="Treść_20_tekstu.noindent"><draw:frame draw:style-name="fr1" draw:name="Obraz25" text:anchor-type="as-char" svg:width="1.997cm" svg:height="0.998cm" draw:z-index="6"><draw:image xlink:href="../images/instalator_partycjonowanie_obok_wondows7.png" xlink:type="simple" xlink:show="embed" xlink:actuate="onLoad"/></draw:frame></text:p>
      <text:p text:style-name="Treść_20_tekstu.noindent">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Kliknij na przycisk <text:span text:style-name="T2">Zainstaluj </text:span>aby przejść dalej.</text:p>
      <text:p text:style-name="Treść_20_tekstu.noindent"><text:soft-page-break/><draw:frame draw:style-name="fr1" draw:name="Obraz26" text:anchor-type="as-char" svg:width="1.997cm" svg:height="0.998cm" draw:z-index="0"><draw:image xlink:href="../images/instalator_partycjonowanie_obok_wondows7_2.png" xlink:type="simple" xlink:show="embed" xlink:actuate="onLoad"/></draw:frame></text:p>
      <text:p text:style-name="Treść_20_tekstu.no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span text:style-name="T2">Zainstaluj </text:span>aby przejść dalej.<text:line-break/>Zostaniesz poproszony o potwierdzenie. Upewnij się, że wszystko jest w pożądku i kliknij <text:span text:style-name="T2">Naprzód</text:span>.<text:line-break/>W tym momencie wybrane zmiany zostaną zapisane na dysku twardym.</text:p>
      <text:h text:style-name="Heading_20_5" text:outline-level="5"><text:bookmark text:name="x1-42001r42"/>2.6.5. <text:bookmark text:name="x1-430005"/>Szyfrowanie dysku twardego</text:h>
      <text:p text:style-name="Treść_20_tekstu.noindent"><draw:frame draw:style-name="fr1" draw:name="Obraz27" text:anchor-type="as-char" svg:width="1.997cm" svg:height="0.998cm" draw:z-index="0"><draw:image xlink:href="../images/instalator_partycjonowanie_szyfrowanie1.png" xlink:type="simple" xlink:show="embed" xlink:actuate="onLoad"/></draw:frame></text:p>
      <text:p text:style-name="Treść_20_tekstu.noindent">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span text:style-name="T2">Zainstaluj </text:span>aby przejść dalej.</text:p>
      <text:p text:style-name="Treść_20_tekstu.noindent"><draw:frame draw:style-name="fr1" draw:name="Obraz28" text:anchor-type="as-char" svg:width="1.997cm" svg:height="0.998cm" draw:z-index="0"><draw:image xlink:href="../images/instalator_partycjonowanie_szyfrowanie2.png" xlink:type="simple" xlink:show="embed" xlink:actuate="onLoad"/></draw:frame></text:p>
      <text:p text:style-name="Treść_20_tekstu.no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span text:style-name="T2">Zainstaluj </text:span>aby przejść dalej.<text:line-break/>Zostaniesz poproszony o potwierdzenie. Upewnij się, że wszystko jest w porządku i kliknij <text:span text:style-name="T2">Naprzód </text:span>W tym momencie wybrane zmiany zostaną zapisane na dysku twardym.</text:p>
      <text:h text:style-name="Heading_20_4" text:outline-level="4"><text:bookmark text:name="x1-43001r38"/>2.7. <text:bookmark text:name="x1-440007"/>Zaawansowane partycjonowanie</text:h>
      <text:p text:style-name="Treść_20_tekstu.noindent"><draw:frame draw:style-name="fr1" draw:name="Obraz29" text:anchor-type="as-char" svg:width="1.997cm" svg:height="0.998cm" draw:z-index="0"><draw:image xlink:href="../images/instalator_partycjonowanie_gparted1.png" xlink:type="simple" xlink:show="embed" xlink:actuate="onLoad"/></draw:frame></text:p>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Kliknij na przycisk <text:span text:style-name="T2">Naprzód </text:span>aby przejść dalej.</text:p>
      <text:h text:style-name="Heading_20_5" text:outline-level="5"><text:bookmark text:name="x1-44001r43"/>2.7.1. <text:bookmark text:name="x1-450001"/>Główne okno programu GParted</text:h>
      <text:p text:style-name="Treść_20_tekstu.noindent"><draw:frame draw:style-name="fr1" draw:name="Obraz30" text:anchor-type="as-char" svg:width="1.997cm" svg:height="0.998cm" draw:z-index="0"><draw:image xlink:href="../images/instalator_partycjonowanie_gparted2.png" xlink:type="simple" xlink:show="embed" xlink:actuate="onLoad"/></draw:frame></text:p>
      <text:p text:style-name="Treść_20_tekstu.noindent">Na powyższym obrazku widzisz główne okno programu GParted. Wykryty został układ partycji na dysku twardym. Poziomy pasek (1) rozciągający się na całą szerokość okna jest graficzną reprezentacją układu partycji. Poniżej paska znajduje się legenda objaśniacza użyte kolory. Tabela (2) znajdująca się w centralnej części okna przedstawia szczegółowe informacje na temat partycji na dysku twardym. Zestaw przycisków (3) służy do dodawania partycji(+), usuwania partycji (-) lub ich modyfikacji(Change). Na chwilę obecną inne rzeczy nas nie interesują. Powyższy układ dysków twardych oraz partycji jest tylko przykładem skonstruowanym na maszynie wirtualnej. Na Twoim komputerze liczby będą inne. </text:p>
      <text:p text:style-name="Treść_20_tekstu.noindent"><text:soft-page-break/><draw:frame draw:style-name="fr1" draw:name="Obraz31" text:anchor-type="as-char" svg:width="1.997cm" svg:height="0.998cm" draw:z-index="0"><draw:image xlink:href="../images/instalator_partycjonowanie_gparted2_czysty.png" xlink:type="simple" xlink:show="embed" xlink:actuate="onLoad"/></draw:frame></text:p>
      <text:p text:style-name="Treść_20_tekstu.noindent">Tabela umieszczona w centrum tego okna przedstawia informacje o poszczególnych partycjach obecnych na dysku twardym. Objaśnienie poszczególnych kolumn: </text:p>
      <text:p text:style-name="List_20_Heading"><text:span text:style-name="T2">Urządzenie</text:span> </text:p>
      <text:p text:style-name="List_20_Contents">- Ścieżka do poszczególnych partycji na dysku twardym. Są to oznaczenia stosowane w systemach Uniksowych, do których należy Linux a więc i Ubuntu i opisują jak rozpoznawane są poszczególne partycje. W tym wypadku: </text:p>
      <text:p text:style-name="P35"><text:span text:style-name="T2">/dev/</text:span> </text:p>
      <text:p text:style-name="P38">- skrót od ”Device”, urządzenie </text:p>
      <text:p text:style-name="P35"><text:span text:style-name="T2">sda</text:span> </text:p>
      <text:p text:style-name="P38">- oznaczenie pierwszego dysku twardego. </text:p>
      <text:p text:style-name="P36"><text:span text:style-name="T2">sd</text:span> </text:p>
      <text:p text:style-name="P40">- dysk na złączu SATA (sata disc) </text:p>
      <text:p text:style-name="P36"><text:span text:style-name="T2">a</text:span> </text:p>
      <text:p text:style-name="P40">- pierwszy dysk. Drugi dysk twardy miałby literę ”b”, trzeci ”c” i tak dalej.</text:p>
      <text:p text:style-name="P35"><text:span text:style-name="T2">sda1</text:span> </text:p>
      <text:p text:style-name="P38">- pierwsza partycja na pierwszym dysku twardym. </text:p>
      <text:p text:style-name="P35"><text:span text:style-name="T2">sda2</text:span> </text:p>
      <text:p text:style-name="P38">- druga partycja na pierwszym dysku twardym.</text:p>
      <text:p text:style-name="List_20_Heading"><text:span text:style-name="T2">Typ</text:span> </text:p>
      <text:p text:style-name="List_20_Contents">- rodzaj systemu plików. Sposób w jaki partycja została sformatowana. System Windows korzysta z NTFS, Ubuntu może korzystać z różnych. </text:p>
      <text:p text:style-name="List_20_Heading"><text:span text:style-name="T2">Punkt montowania</text:span> </text:p>
      <text:p text:style-name="List_20_Contents">- miejsce w którym dana partycja zostanie ”zamontowana”, katalog w którym będzie widoczna zawartość tej partycji. </text:p>
      <text:p text:style-name="List_20_Heading"><text:span text:style-name="T2">Formatowanie</text:span> </text:p>
      <text:p text:style-name="List_20_Contents"><text:soft-page-break/>- zaznaczając to pole informujesz instalator, że dana partycja ma zostać sformatowana. Oznacza to utratę wszystkich danych na niej zapisanych. </text:p>
      <text:p text:style-name="List_20_Heading"><text:span text:style-name="T2">rozmiar</text:span> </text:p>
      <text:p text:style-name="List_20_Contents">- pojemność partycji w megabajtach. </text:p>
      <text:p text:style-name="List_20_Heading"><text:span text:style-name="T2">Zajęte</text:span> </text:p>
      <text:p text:style-name="List_20_Contents">- ile miejsca zostało zajęte na tej partycji </text:p>
      <text:p text:style-name="List_20_Heading"><text:span text:style-name="T2">System</text:span> </text:p>
      <text:p text:style-name="P37">-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reść_20_tekstu.noindent"><draw:frame draw:style-name="fr1" draw:name="Obraz32" text:anchor-type="as-char" svg:width="1.997cm" svg:height="0.998cm" draw:z-index="0"><draw:image xlink:href="../images/instalator_partycjonowanie_gparted2_czysty.png" xlink:type="simple" xlink:show="embed" xlink:actuate="onLoad"/></draw:frame></text:p>
      <text:p text:style-name="P34">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Pierwszym krokiem jest zrobienie miejsca dla systemu Ubuntu. Kliknij na partycję /dev/sda2. Następnie kliknij na przycisk ”Change” znajdujący się pod tabelą.. W otwartym oknie możesz zmniejszyć rozmiar wybranej partycji. </text:p>
      <text:p text:style-name="P33"><draw:frame draw:style-name="fr1" draw:name="Obraz33" text:anchor-type="as-char" svg:width="1.997cm" svg:height="0.998cm" draw:z-index="0"><draw:image xlink:href="../images/instalator_partycjonowanie_gparted_zmniejszenie_partycji_windows.png" xlink:type="simple" xlink:show="embed" xlink:actuate="onLoad"/></draw:frame> </text:p>
      <text:p text:style-name="Treść_20_tekstu.indent">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nie używaj tej partycji”. Teraz kliknij przycisk <text:span text:style-name="T2">OK </text:span>a następnie <text:span text:style-name="T2">Naprzód </text:span>aby dokonać zmiany na partycji. Wykonanie żądanej zmiany może trwać dłuższą chwilę. Na schemacie pojawiła się pusta, ”dostępna przestrzeń” oznaczona kolorem szarym. Kliknij a nią, a następnie na przycisk (+) aby stworzyć nową partycję. </text:p>
      <text:p text:style-name="P34"><draw:frame draw:style-name="fr1" draw:name="Obraz34" text:anchor-type="as-char" svg:width="1.997cm" svg:height="0.998cm" draw:z-index="0"><draw:image xlink:href="../images/instalator_partycjonowanie_gparted3.png" xlink:type="simple" xlink:show="embed" xlink:actuate="onLoad"/></draw:frame></text:p>
      <text:p text:style-name="P33"><draw:frame draw:style-name="fr1" draw:name="Obraz35" text:anchor-type="as-char" svg:width="1.997cm" svg:height="0.998cm" draw:z-index="0"><draw:image xlink:href="../images/instalator_partycjonowanie_gparted_dodaj_root.png" xlink:type="simple" xlink:show="embed" xlink:actuate="onLoad"/></draw:frame> </text:p>
      <text:p text:style-name="Treść_20_tekstu.noindent">Po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2">Rozmiar</text:span> </text:p>
      <text:p text:style-name="List_20_Contents">- rozmiar partycji w megabajtach </text:p>
      <text:p text:style-name="List_20_Heading"><text:span text:style-name="T2">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2">Lokalizacja dla nowej partycji</text:span> </text:p>
      <text:p text:style-name="List_20_Contents">- Czy partycja zostanie wyrównana do poczatku wolnej przestrzeni czy do jej końca. Nie ma to znaczenia dla działania systemu. </text:p>
      <text:p text:style-name="List_20_Heading"><text:soft-page-break/><text:span text:style-name="T2">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pan text:style-name="T2">Punkt montowania</text:span> </text:p>
      <text:p text:style-name="P37">- to nasza główna partycja, więc musi się znaleźć na początku<text:a xlink:type="simple" xlink:href="../thar5.html#fn4x0">4</text:a><text:bookmark text:name="x1-46002f4"/> .</text:p>
      <text:p text:style-name="P34">Kliknij na przycisk <text:span text:style-name="T2">OK </text:span>aby utworzyć nową partycję. </text:p>
      <text:p text:style-name="P33"><draw:frame draw:style-name="fr1" draw:name="Obraz36" text:anchor-type="as-char" svg:width="1.997cm" svg:height="0.998cm" draw:z-index="0"><draw:image xlink:href="../images/instalator_partycjonowanie_gparted_dodaj_swap.png" xlink:type="simple" xlink:show="embed" xlink:actuate="onLoad"/></draw:frame> </text:p>
      <text:p text:style-name="P41">Teraz utwórz partycję wymiany. Więcej o tej partycji przeczytasz w w sekcji <text:a xlink:type="simple" xlink:href="#x1-390001">2.6.1</text:a>: ”Ile miejsca przeznaczyć na Ubuntu”. Pozostałe opcje ustaw jak na rysunku. Kliknij na przycisk <text:span text:style-name="T2">OK </text:span>aby utworzyć nową partycję. <draw:frame draw:style-name="fr1" draw:name="Obraz37" text:anchor-type="as-char" svg:width="1.997cm" svg:height="0.998cm" draw:z-index="0"><draw:image xlink:href="../images/instalator_partycjonowanie_gparted_dodaj_home.png" xlink:type="simple" xlink:show="embed" xlink:actuate="onLoad"/></draw:frame> Na koniec pozostało utworzenie partycji domowej. Więcej o tej partycji przeczytasz w w sekcji <text:a xlink:type="simple" xlink:href="#x1-390001">2.6.1</text:a>: ”Ile miejsca przeznaczyć na Ubuntu”. Pozostałe opcje ustaw jak na rysunku. Kliknij na przycisk <text:span text:style-name="T2">OK </text:span>aby utworzyć nową partycję. </text:p>
      <text:p text:style-name="Treść_20_tekstu.noindent"><draw:frame draw:style-name="fr1" draw:name="Obraz38" text:anchor-type="as-char" svg:width="1.997cm" svg:height="0.998cm" draw:z-index="0"><draw:image xlink:href="../images/instalator_partycjonowanie_gparted4.png" xlink:type="simple" xlink:show="embed" xlink:actuate="onLoad"/></draw:frame></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span text:style-name="T2">nie </text:span>są zaznaczone do sformatowania, zaś partycje ext4 tak. Kliknij na przycisk <text:span text:style-name="T2">Naprzód </text:span>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Rozwiązywanie problemów z instalacją</text:h>
      <text:p text:style-name="Treść_20_tekstu.noindent">Do napisania <text:bookmark text:name="x1-47001r47"/></text:p>
      <text:h text:style-name="Heading_20_4" text:outline-level="4">2.9. <text:bookmark text:name="x1-480009"/>Instalacja na maszynie wirtualnej</text:h>
      <text:p text:style-name="P9"><draw:frame draw:style-name="fr1" draw:name="Obraz39" text:anchor-type="as-char" svg:width="1.997cm" svg:height="0.998cm" draw:z-index="0"><draw:image xlink:href="../images/virtualbox_download.png" xlink:type="simple" xlink:show="embed" xlink:actuate="onLoad"/></draw:frame> </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Udaj się na stronę <text:a xlink:type="simple" xlink:href="https://www.virtualbox.org/wiki/Downloads">(</text:a>virtualbox.org/download) i pobierz instalator Virtualboksa dla swojego systemu. Zainstaluj pobrany plik w swoim systemie i uruchom program Virtualbox. </text:p>
      <text:p text:style-name="Treść_20_tekstu.noindent"><draw:frame draw:style-name="fr1" draw:name="Obraz40" text:anchor-type="as-char" svg:width="1.997cm" svg:height="0.998cm" draw:z-index="0"><draw:image xlink:href="../images/virtualbox_main.png" xlink:type="simple" xlink:show="embed" xlink:actuate="onLoad"/></draw:frame></text:p>
      <text:p text:style-name="P34">W oknie głównym programu Virtualbox kliknij na przycisk <text:span text:style-name="T2">New </text:span>aby uruchomić kreator maszyny wirtualnej. </text:p>
      <text:p text:style-name="P33"><draw:frame draw:style-name="fr1" draw:name="Obraz41" text:anchor-type="as-char" svg:width="1.997cm" svg:height="0.998cm" draw:z-index="0"><draw:image xlink:href="../images/virtualbox_wizard1.png" xlink:type="simple" xlink:show="embed" xlink:actuate="onLoad"/></draw:frame> </text:p>
      <text:p text:style-name="List_20_Heading"><text:span text:style-name="T2">Name</text:span> </text:p>
      <text:p text:style-name="List_20_Contents">- Nazwa systemu operacyjnego. Może to być cokolwiek. </text:p>
      <text:p text:style-name="List_20_Heading"><text:span text:style-name="T2">Type</text:span> </text:p>
      <text:p text:style-name="List_20_Contents">- Typ systemu. Ustaw na ”Linux” </text:p>
      <text:p text:style-name="List_20_Heading"><text:soft-page-break/><text:span text:style-name="T2">Version</text:span> </text:p>
      <text:p text:style-name="P37">- Wersja systemu. Ustaw na ”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34">Kliknij na przycisk <text:span text:style-name="T2">Next</text:span><text:span text:style-name="T4">&gt; </text:span>aby przejść dalej.</text:p>
      <text:p text:style-name="P33"><draw:frame draw:style-name="fr1" draw:name="Obraz42" text:anchor-type="as-char" svg:width="1.997cm" svg:height="0.998cm" draw:z-index="0"><draw:image xlink:href="../images/virtualbox_wizard2.png" xlink:type="simple" xlink:show="embed" xlink:actuate="onLoad"/></draw:frame> </text:p>
      <text:p text:style-name="Treść_20_tekstu.noindent">Na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34">Kliknij na przycisk <text:span text:style-name="T2">Next</text:span><text:span text:style-name="T4">&gt; </text:span>aby przejść dalej.</text:p>
      <text:p text:style-name="P33"><draw:frame draw:style-name="fr1" draw:name="Obraz43" text:anchor-type="as-char" svg:width="1.997cm" svg:height="0.998cm" draw:z-index="0"><draw:image xlink:href="../images/virtualbox_wizard3.png" xlink:type="simple" xlink:show="embed" xlink:actuate="onLoad"/></draw:frame> </text:p>
      <text:p text:style-name="Treść_20_tekstu.noindent">Ten ekran pozwala stworzyć wirtualny dysk twardy lub stworzyć nowy. Na tym etapie nie masz żadnego takiego urządzenia a wiec wybierz środkowa opcję ”Create a virtual hard drive now”. </text:p>
      <text:p text:style-name="P34">Kliknij na przycisk <text:span text:style-name="T2">Next</text:span><text:span text:style-name="T4">&gt; </text:span>aby przejść dalej.</text:p>
      <text:p text:style-name="P33"><draw:frame draw:style-name="fr1" draw:name="Obraz44" text:anchor-type="as-char" svg:width="1.997cm" svg:height="0.998cm" draw:z-index="0"><draw:image xlink:href="../images/virtualbox_wizard4.png" xlink:type="simple" xlink:show="embed" xlink:actuate="onLoad"/></draw:frame> </text:p>
      <text:p text:style-name="Treść_20_tekstu.noindent">Natym ekranie wybierz typ dysku twardego. Wybierz opcję ”VDI (Virtual Disk Image). </text:p>
      <text:p text:style-name="Treść_20_tekstu.noindent">Kliknij na przycisk <text:span text:style-name="T2">Next</text:span><text:span text:style-name="T4">&gt; </text:span>aby przejść dalej.</text:p>
      <text:p text:style-name="Treść_20_tekstu.noindent"><draw:frame draw:style-name="fr1" draw:name="Obraz45" text:anchor-type="as-char" svg:width="1.997cm" svg:height="0.998cm" draw:z-index="0"><draw:image xlink:href="../images/virtualbox_wizard5.png" xlink:type="simple" xlink:show="embed" xlink:actuate="onLoad"/></draw:frame> Wybierz pomiędzy dyskiem tworzonym dynamicznie a dyskiem o stałym rozmiarze. </text:p>
      <text:p text:style-name="List_20_Heading"><text:span text:style-name="T2">Dynamically allocated</text:span> </text:p>
      <text:p text:style-name="List_20_Contents">-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p text:style-name="List_20_Heading"><text:span text:style-name="T2">Fixed size</text:span> </text:p>
      <text:p text:style-name="P37">-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34">Kliknij na przycisk <text:span text:style-name="T2">Next</text:span><text:span text:style-name="T4">&gt; </text:span>aby przejść dalej.</text:p>
      <text:p text:style-name="P33"><draw:frame draw:style-name="fr1" draw:name="Obraz46" text:anchor-type="as-char" svg:width="1.997cm" svg:height="0.998cm" draw:z-index="0"><draw:image xlink:href="../images/virtualbox_wizard6.png" xlink:type="simple" xlink:show="embed" xlink:actuate="onLoad"/></draw:frame> </text:p>
      <text:p text:style-name="Treść_20_tekstu.noindent">Na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noindent">Kliknij na przycisk <text:span text:style-name="T2">Create </text:span>aby stworzyć dysk i zakończyć działanie kreatora.</text:p>
      <text:p text:style-name="Treść_20_tekstu.noindent"><text:soft-page-break/><draw:frame draw:style-name="fr1" draw:name="Obraz47" text:anchor-type="as-char" svg:width="1.997cm" svg:height="0.998cm" draw:z-index="0"><draw:image xlink:href="../images/virtualbox_start.png" xlink:type="simple" xlink:show="embed" xlink:actuate="onLoad"/></draw:frame></text:p>
      <text:p text:style-name="Treść_20_tekstu.noindent">Twoja maszyna wirtualna dla Ubuntu jest gotowa. W głównym oknie programu Virtualbox jest teraz dostępna. Kliknij na nią i z paska narzędziowego wybierz ”Start”. Alternatywnym sposobem uruchomienia maszyny wirtualnej jest dwukrotne kliknięcie na jej ikonie. Twoim oczom ukarze się okno jak na rysunku powyżej. Kliknij na żółtą ikonę folderu i wskaż pobrany wczesnej obraz instalatora systemu Ubuntu (plik .iso). Kliknij <text:span text:style-name="T2">Start </text:span>aby uruchomić maszynę wirtualną. Instalacja na maszynie wirtualnej przebiega tak samo jak w rzeczywistości. Przejdź do sekcji <text:a xlink:type="simple" xlink:href="#x1-280004">2.4.4</text:a>: ”Uruchomienie instalatora BIOS” Kiedy po zakończeniu instalacji zostaniesz poproszony o wyjście płyty instalatora z napędu to z paska menu maszyny wirtualnej wybierz Devices Cd/DVD Devices Remove disk from virtual drive.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draw:frame draw:style-name="fr1" draw:name="Obraz48" text:anchor-type="as-char" svg:width="1.997cm" svg:height="0.998cm" draw:z-index="0"><draw:image xlink:href="../images/pierwsze_uruchomienie_grub.png" xlink:type="simple" xlink:show="embed" xlink:actuate="onLoad"/></draw:frame> </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reść_20_tekstu.indent"><text:span text:style-name="T2">Opcje zaawansowane dla systemu Ubuntu </text:span>to zestaw dodatkowych programów naprawczych i diagnostycznych dla systemu Ubuntu. Zostały one szerze opisane w rozdziale <text:span text:style-name="T2">??</text:span>azywanie problemówRozwiązywanie problemów to program służący do testowania pamięci operacyjnej komputera (RAM). Opcja <text:span text:style-name="T2">Windows 7 Loader </text:span>uruchomi system operacyjny Windows 7. </text:p>
      <text:p text:style-name="Treść_20_tekstu.noindent">Wybierz <text:span text:style-name="T2">Ubuntu</text:span>, wciśnij klawisz Enter aby uruchomić Ubuntu.</text:p>
      <text:h text:style-name="Heading_20_4" text:outline-level="4"><text:bookmark text:name="x1-50001r50"/>3.2. <text:bookmark text:name="x1-510002"/>Ekran logowania</text:h>
      <text:p text:style-name="Treść_20_tekstu.noindent">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reść_20_tekstu.noindent"><draw:frame draw:style-name="fr1" draw:name="Obraz49" text:anchor-type="as-char" svg:width="1.997cm" svg:height="0.998cm" draw:z-index="0"><draw:image xlink:href="../images/greater.png" xlink:type="simple" xlink:show="embed" xlink:actuate="onLoad"/></draw:frame></text:p>
      <text:p text:style-name="Nagłówek_20_listy.enumerate-enumitem">1. </text:p>
      <text:p text:style-name="List_20_Contents">Lista użytkowników systemu. Jeżeli w systemie jest więcej niż jeden użytkownik to z tej listy będzie można wybrać kto ma zostać zalogowany. </text:p>
      <text:p text:style-name="Nagłówek_20_listy.enumerate-enumitem">2. </text:p>
      <text:p text:style-name="List_20_Contents">W to pole wpisz hasło aktualnie wybranego użytkownika. </text:p>
      <text:p text:style-name="Nagłówek_20_listy.enumerate-enumitem">3. </text:p>
      <text:p text:style-name="List_20_Contents">Konto gość umożliwia zalogowanie się do systemu bez podawania hasła. Wszystkie zmiany wprowadzone przez gościa (np. utworzone pliki) zostaną utracone po zakończeniu sesji. </text:p>
      <text:p text:style-name="Nagłówek_20_listy.enumerate-enumitem">4. </text:p>
      <text:p text:style-name="List_20_Contents">Nazwa systemu wybrana podczas instalacji. </text:p>
      <text:p text:style-name="Nagłówek_20_listy.enumerate-enumitem">5. </text:p>
      <text:p text:style-name="List_20_Contents">Przyciski sterujące </text:p>
      <text:p text:style-name="P35"><text:soft-page-break/><draw:frame draw:style-name="fr1" draw:name="Obraz50" text:anchor-type="as-char" svg:width="1.997cm" svg:height="0.998cm" draw:z-index="0"><draw:image xlink:href="../images/ikony_dostempnosc2.png" xlink:type="simple" xlink:show="embed" xlink:actuate="onLoad"/></draw:frame> </text:p>
      <text:p text:style-name="P38">Dostępność - uruchomienie lupy, czytnika ekranowego lub klawiatury ekranowej. </text:p>
      <text:p text:style-name="P35"><draw:frame draw:style-name="fr1" draw:name="Obraz51" text:anchor-type="as-char" svg:width="1.997cm" svg:height="0.998cm" draw:z-index="0"><draw:image xlink:href="../images/ikony_jezyk.png" xlink:type="simple" xlink:show="embed" xlink:actuate="onLoad"/></draw:frame> </text:p>
      <text:p text:style-name="P38">Język - pozwala zmienić układ klawiatury i metodę wprowadzania tekstu. </text:p>
      <text:p text:style-name="P35"><draw:frame draw:style-name="fr1" draw:name="Obraz52" text:anchor-type="as-char" svg:width="1.997cm" svg:height="0.998cm" draw:z-index="0"><draw:image xlink:href="../images/ikony_dzwiek.png" xlink:type="simple" xlink:show="embed" xlink:actuate="onLoad"/></draw:frame> </text:p>
      <text:p text:style-name="P38">Ustawienia głośności i dźwięku. </text:p>
      <text:p text:style-name="P35"><text:span text:style-name="T2">11:46</text:span> </text:p>
      <text:p text:style-name="P38">Zegar i kalendarz. </text:p>
      <text:p text:style-name="P35"><draw:frame draw:style-name="fr1" draw:name="Obraz53" text:anchor-type="as-char" svg:width="1.997cm" svg:height="0.998cm" draw:z-index="0"><draw:image xlink:href="../images/ikony_zasilanie.png" xlink:type="simple" xlink:show="embed" xlink:actuate="onLoad"/></draw:frame> </text:p>
      <text:p text:style-name="P39">Wyłączenie lub ponowne uruchomienie komputera.</text:p>
      <text:h text:style-name="Heading_20_4" text:outline-level="4"><text:bookmark text:name="x1-51006r51"/>3.3. <text:bookmark text:name="x1-520003"/>Rzut oka na pulpit Ubuntu</text:h>
      <text:p text:style-name="P9"><draw:frame draw:style-name="fr1" draw:name="Obraz54" text:anchor-type="as-char" svg:width="1.997cm" svg:height="0.998cm" draw:z-index="0"><draw:image xlink:href="../images/ikony_dash.png" xlink:type="simple" xlink:show="embed" xlink:actuate="onLoad"/></draw:frame> </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3.4. <text:bookmark text:name="x1-530004"/>Rzeczy do zrobienia po instalacji Ubuntu</text:h>
      <text:h text:style-name="Heading_20_5" text:outline-level="5"><text:bookmark text:name="x1-53001r46"/>3.4.1. <text:bookmark text:name="x1-540001"/>Aktualizacja systemu</text:h>
      <text:p text:style-name="P9"><draw:frame draw:style-name="fr1" draw:name="Obraz55" text:anchor-type="as-char" svg:width="1.997cm" svg:height="0.998cm" draw:z-index="0"><draw:image xlink:href="../images/pierwsze_uruchomienie_aktualizacja1.png" xlink:type="simple" xlink:show="embed" xlink:actuate="onLoad"/></draw:frame> </text:p>
      <text:p text:style-name="Treść_20_tekstu.noindent">Kliknij na ikonę Dash <draw:frame draw:style-name="fr1" draw:name="Obraz56" text:anchor-type="as-char" svg:width="1.997cm" svg:height="0.998cm" draw:z-index="0"><draw:image xlink:href="../images/ikony_dash.png" xlink:type="simple" xlink:show="embed" xlink:actuate="onLoad"/></draw:frame> 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draw:frame draw:style-name="fr1" draw:name="Obraz57" text:anchor-type="as-char" svg:width="1.997cm" svg:height="0.998cm" draw:z-index="0"><draw:image xlink:href="../images/pierwsze_uruchomienie_aktualizacja2.png" xlink:type="simple" xlink:show="embed" xlink:actuate="onLoad"/></draw:frame></text:p>
      <text:p text:style-name="Treść_20_tekstu.noindent">Kliknij na przycisk <text:span text:style-name="T2">Zainstaluj </text:span>aby zainstalować aktualizacje. Zostaniesz poproszony o podanie hasła w celu uwierzytelnienia. Każda operacja mająca wpływ na cały system wymaga potwierdzenia. Zapobiega to przypadkowemu uszkodzeniu systemu. </text:p>
      <text:p text:style-name="Treść_20_tekstu.noindent"><draw:frame draw:style-name="fr1" draw:name="Obraz58" text:anchor-type="as-char" svg:width="1.997cm" svg:height="0.998cm" draw:z-index="0"><draw:image xlink:href="../images/unity_uwierzytelnienie.png" xlink:type="simple" xlink:show="embed" xlink:actuate="onLoad"/></draw:frame></text:p>
      <text:p text:style-name="Treść_20_tekstu.noindent"><text:soft-page-break/>Wpisz swoje hasło i potwierdź klawiszem Enter, lub kliknij na przycisk <text:span text:style-name="T2">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draw:frame draw:style-name="fr1" draw:name="Obraz59" text:anchor-type="as-char" svg:width="1.997cm" svg:height="0.998cm" draw:z-index="0"><draw:image xlink:href="../images/pierwsze_uruchomienie_lang1.png" xlink:type="simple" xlink:show="embed" xlink:actuate="onLoad"/></draw:frame> </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draw:frame draw:style-name="fr1" draw:name="Obraz60" text:anchor-type="as-char" svg:width="1.997cm" svg:height="0.998cm" draw:z-index="0"><draw:image xlink:href="../images/ikony_dash.png" xlink:type="simple" xlink:show="embed" xlink:actuate="onLoad"/></draw:frame> i wpisz ”Języki”. System sprawdzi stan spolszczenia systemu i zaproponuje instalację dodatkowych paczek. Kliknij <text:span text:style-name="T2">Zainstaluj </text:span>a następnie potwierdź operację. Wpisz swoje hasło i potwierdź klawiszem Enter, lub kliknij na przycisk <text:span text:style-name="T2">Uwierzytelnij</text:span>. </text:p>
      <text:p text:style-name="Treść_20_tekstu.noindent"><draw:frame draw:style-name="fr1" draw:name="Obraz61" text:anchor-type="as-char" svg:width="1.997cm" svg:height="0.998cm" draw:z-index="0"><draw:image xlink:href="../images/pierwsze_uruchomienie_lang2.png" xlink:type="simple" xlink:show="embed" xlink:actuate="onLoad"/></draw:frame></text:p>
      <text:p text:style-name="Treść_20_tekstu.noindent">Po instalacji niezbędnych paczek możesz jeszcze dla pewności kliknąć na <text:span text:style-name="T2">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draw:frame draw:style-name="fr1" draw:name="Obraz62" text:anchor-type="as-char" svg:width="1.997cm" svg:height="0.998cm" draw:z-index="0"><draw:image xlink:href="../images/pierwsze_uruchomienie_driver1.png" xlink:type="simple" xlink:show="embed" xlink:actuate="onLoad"/></draw:frame> </text:p>
      <text:p text:style-name="Treść_20_tekstu.noindent">Prawdopodobnie nie wszystkie sterowniki zostały włączone podczas instalacji Ubuntu. Aby się upewnić, że sprzęt jest prawidłowo obsługiwany Kliknij na ikonę Dash <draw:frame draw:style-name="fr1" draw:name="Obraz63" text:anchor-type="as-char" svg:width="1.997cm" svg:height="0.998cm" draw:z-index="0"><draw:image xlink:href="../images/ikony_dash.png" xlink:type="simple" xlink:show="embed" xlink:actuate="onLoad"/></draw:frame> 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draw:frame draw:style-name="fr1" draw:name="Obraz64" text:anchor-type="as-char" svg:width="1.997cm" svg:height="0.998cm" draw:z-index="0"><draw:image xlink:href="../images/pierwsze_uruchomienie_driver2.png" xlink:type="simple" xlink:show="embed" xlink:actuate="onLoad"/></draw:frame></text:p>
      <text:p text:style-name="Treść_20_tekstu.noindent">Zmiana sterownika wymaga potwierdzenia. Wpisz swoje hasło i potwierdź klawiszem Enter, lub kliknij na przycisk <text:span text:style-name="T2">Uwierzytelnij</text:span>. Więcej o wyborze sterownika przeczytasz w rozdziale <text:a xlink:type="simple" xlink:href="#x1-10900012">5.12</text:a>: Sterowniki <text:bookmark text:name="x1-56001r56"/></text:p>
      <text:h text:style-name="Heading_20_5" text:outline-level="5">3.4.4. <text:bookmark text:name="x1-570004"/>Instalacja dodatków</text:h>
      <text:p text:style-name="P9"><draw:frame draw:style-name="fr1" draw:name="Obraz65" text:anchor-type="as-char" svg:width="1.997cm" svg:height="0.998cm" draw:z-index="0"><draw:image xlink:href="../images/pierwsze_uruchomienie_dodatki1.png" xlink:type="simple" xlink:show="embed" xlink:actuate="onLoad"/></draw:frame> </text:p>
      <text:p text:style-name="Treść_20_tekstu.noindent">Na koniec warto zainstalować kilka pakietów oprogramowania Kliknij na ikonę Dash <draw:frame draw:style-name="fr1" draw:name="Obraz66" text:anchor-type="as-char" svg:width="1.997cm" svg:height="0.998cm" draw:z-index="0"><draw:image xlink:href="../images/ikony_dash.png" xlink:type="simple" xlink:show="embed" xlink:actuate="onLoad"/></draw:frame> 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2">Uwierzytelnij</text:span>. </text:p>
      <text:p text:style-name="Treść_20_tekstu.noindent"><draw:frame draw:style-name="fr1" draw:name="Obraz67" text:anchor-type="as-char" svg:width="1.997cm" svg:height="0.998cm" draw:z-index="0"><draw:image xlink:href="../images/pierwsze_uruchomienie_dodatki2.png" xlink:type="simple" xlink:show="embed" xlink:actuate="onLoad"/></draw:frame></text:p>
      <text:p text:style-name="Treść_20_tekstu.noindent">Paczka ”ubuntu-restricted-extras” zawiera w sobie: </text:p>
      <text:list xml:id="list4488318899689701804" text:style-name="L12">
        <text:list-item>
          <text:p text:style-name="P28">Wszystkie możliwe kodeki audio/wideo. </text:p>
        </text:list-item>
        <text:list-item>
          <text:p text:style-name="P28">Odtwarzcacz Flash. </text:p>
        </text:list-item>
        <text:list-item>
          <text:p text:style-name="P28">Java. </text:p>
        </text:list-item>
        <text:list-item>
          <text:p text:style-name="P13">Fonty True Type (np. Times New Roman).</text:p>
        </text:list-item>
      </text:list>
      <text:p text:style-name="Treść_20_tekstu.noindent">W podobny sposób wyszukaj i zainstaluj programy unzip (obsługa archiwów zip) i p7zip-full (obsługa archiwów w formacie 7z/lzma). <text:bookmark text:name="x1-57001r49"/></text:p>
      <text:h text:style-name="Heading_20_3" text:outline-level="3"><text:soft-page-break/>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span text:style-name="T3">GUI: Graphical User Interface</text:span>),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draw:frame draw:style-name="fr1" draw:name="Obraz68" text:anchor-type="as-char" svg:width="1.997cm" svg:height="0.998cm" draw:z-index="0"><draw:image xlink:href="../images/unity_desktop.png" xlink:type="simple" xlink:show="embed" xlink:actuate="onLoad"/></draw:frame></text:p>
      <text:p text:style-name="Treść_20_tekstu.noindent">Po zalogowaniu się do systemu Twoim oczom ukaże się Pulpit. Widać na nim trzy elementy: przestrzeń roboczą wypełniającą większą część ekranu oraz dwa panele. Panel poziomy, zwany <text:span text:style-name="T2">panelem menu</text:span>, umieszczony na górze ekranu. Panel pionowy to <text:span text:style-name="T2">Launcher</text:span>, zlokalizowany jest po lewej stronie ekranu. <text:bookmark text:name="x1-59001r57"/></text:p>
      <text:h text:style-name="Heading_20_5" text:outline-level="5">4.1.1. <text:bookmark text:name="x1-600001"/>Zmiana tła pulpitu</text:h>
      <text:p text:style-name="P34">Aby zmienić tło pulpitu (inaczej: tapetę) kliknij <text:span text:style-name="T2">prawym przyciskiem myszy </text:span>na wolnej przestrzeni roboczej i z menu kontekstowego wybierz ”Zmień tło pulpitu” </text:p>
      <text:p text:style-name="P33"><draw:frame draw:style-name="fr1" draw:name="Obraz69" text:anchor-type="as-char" svg:width="1.997cm" svg:height="0.998cm" draw:z-index="0"><draw:image xlink:href="../images/unity_zmiana_tapety.png" xlink:type="simple" xlink:show="embed" xlink:actuate="onLoad"/></draw:frame> </text:p>
      <text:p text:style-name="Treść_20_tekstu.indent">Z listy zaznaczonej jako (1) możesz wybrać jedną z gotowych tapet. Kliknij na przycisk + (2)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4.2. <text:bookmark text:name="x1-610002"/>Panel Menu</text:h>
      <text:p text:style-name="Treść_20_tekstu.noindent"><text:span text:style-name="T2">Panel menu </text:span>łączy w sobie kilka funkcji i to co jest widoczne na pierwszym miejscu to umieszczony po jego prawej stronie <text:span text:style-name="T2">obszar powiadomienia </text:span>zwany inaczej obszarem wskaźników. </text:p>
      <text:p text:style-name="Treść_20_tekstu.noindent"><draw:frame draw:style-name="fr1" draw:name="Obraz70" text:anchor-type="as-char" svg:width="1.997cm" svg:height="0.998cm" draw:z-index="0"><draw:image xlink:href="../images/unity_menu_bar.png" xlink:type="simple" xlink:show="embed" xlink:actuate="onLoad"/></draw:frame></text:p>
      <text:p text:style-name="Treść_20_tekstu.indent">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draw:frame draw:style-name="fr1" draw:name="Obraz71" text:anchor-type="as-char" svg:width="1.997cm" svg:height="0.998cm" draw:z-index="0"><draw:image xlink:href="../images/unity_wskaznik_klawiatura.png" xlink:type="simple" xlink:show="embed" xlink:actuate="onLoad"/></draw:frame> </text:p>
      <text:p text:style-name="List_20_Contents"><text:span text:style-name="T2">Wskaźnik klawiatury </text:span>informuje o aktualnie używanym układzie klawiatury. Klikając na niego możesz zmienić układ klawiatury. </text:p>
      <text:p text:style-name="List_20_Heading"><draw:frame draw:style-name="fr1" draw:name="Obraz72" text:anchor-type="as-char" svg:width="1.997cm" svg:height="0.998cm" draw:z-index="0"><draw:image xlink:href="../images/unity_wskaznik_siec.png" xlink:type="simple" xlink:show="embed" xlink:actuate="onLoad"/></draw:frame> </text:p>
      <text:p text:style-name="List_20_Contents"><text:span text:style-name="T2">Wskaźnik połączeń sieciowych </text:span>informuje o stanie połączenia z siecią. Kliknięcie na niego wywołuje opcje modyfikacji połączenia z internetem. </text:p>
      <text:p text:style-name="List_20_Heading"><draw:frame draw:style-name="fr1" draw:name="Obraz73" text:anchor-type="as-char" svg:width="1.997cm" svg:height="0.998cm" draw:z-index="0"><draw:image xlink:href="../images/unity_wskaznik_wiadomosci.png" xlink:type="simple" xlink:show="embed" xlink:actuate="onLoad"/></draw:frame> </text:p>
      <text:p text:style-name="List_20_Contents"><text:span text:style-name="T2">Wskaźnik wiadomości </text:span>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text:soft-page-break/><draw:frame draw:style-name="fr1" draw:name="Obraz74" text:anchor-type="as-char" svg:width="1.997cm" svg:height="0.998cm" draw:z-index="0"><draw:image xlink:href="../images/unity_wskaznik_dzwiek.png" xlink:type="simple" xlink:show="embed" xlink:actuate="onLoad"/></draw:frame> </text:p>
      <text:p text:style-name="List_20_Contents"><text:span text:style-name="T2">Wskaźnik ustawień dźwięku </text:span>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draw:frame draw:style-name="fr1" draw:name="Obraz75" text:anchor-type="as-char" svg:width="1.997cm" svg:height="0.998cm" draw:z-index="0"><draw:image xlink:href="../images/unity_wskaznik_zasilanie.png" xlink:type="simple" xlink:show="embed" xlink:actuate="onLoad"/></draw:frame> </text:p>
      <text:p text:style-name="List_20_Contents"><text:span text:style-name="T2">Wskaźnik zasilania i poziomu akumulatora </text:span>informuje o stanie stanie naładowania akumulatora oraz o dostępnym zasilaniu (akumulator/sieć). Ten wskaźnik nie jest dostępny na komputerach pozbawionych baterii. Kliknięcie na ten wskaźnik otwiera menu zasilania. </text:p>
      <text:p text:style-name="List_20_Heading"><draw:frame draw:style-name="fr1" draw:name="Obraz76" text:anchor-type="as-char" svg:width="1.997cm" svg:height="0.998cm" draw:z-index="0"><draw:image xlink:href="../images/unity_wskaznik_zegar.png" xlink:type="simple" xlink:show="embed" xlink:actuate="onLoad"/></draw:frame> </text:p>
      <text:p text:style-name="List_20_Contents"><text:span text:style-name="T2">Zegar </text:span>wyświetla aktualną datę i czas. Kliknięcie na zegar otwiera kalendarz. </text:p>
      <text:p text:style-name="List_20_Heading"><draw:frame draw:style-name="fr1" draw:name="Obraz77" text:anchor-type="as-char" svg:width="1.997cm" svg:height="0.998cm" draw:z-index="0"><draw:image xlink:href="../images/unity_wskaznik_system.png" xlink:type="simple" xlink:show="embed" xlink:actuate="onLoad"/></draw:frame> </text:p>
      <text:p text:style-name="P37"><text:span text:style-name="T2">Wskaźnik sesji </text:span>po kliknięciu wyświetla menu systemowe, które pozwala wyłączyć/restartować komputer, wyświetlić informacje o systemie, przełączyć użytkownika lub otworzyć narzedzie konfiguracji systemu.</text:p>
      <text:p text:style-name="Treść_20_tekstu.indent">W Unity, pasek menu aplikacji (”Plik”, ”Edycja”, ”Widok” itp.) nie jest umieszczony w obrębie okna aplikacji, a domyślnie wyświetlany jest na pasku menu w jego lewej części. Po uruchomieniu dowolnej aplikacji pasek menu zawiera jedynie nazwę aktualnie aktywnego okna: </text:p>
      <text:p text:style-name="Treść_20_tekstu.noindent"><draw:frame draw:style-name="fr1" draw:name="Obraz78" text:anchor-type="as-char" svg:width="1.997cm" svg:height="0.998cm" draw:z-index="0"><draw:image xlink:href="../images/unity_menu_bar2.png" xlink:type="simple" xlink:show="embed" xlink:actuate="onLoad"/></draw:frame></text:p>
      <text:p text:style-name="Treść_20_tekstu.indent">Pasek manu jest aktywowany, gdy kursor myszy znajdzie się w obrębie panelu menu: </text:p>
      <text:p text:style-name="Treść_20_tekstu.noindent"><draw:frame draw:style-name="fr1" draw:name="Obraz79" text:anchor-type="as-char" svg:width="1.997cm" svg:height="0.998cm" draw:z-index="0"><draw:image xlink:href="../images/unity_menu_bar3.png" xlink:type="simple" xlink:show="embed" xlink:actuate="onLoad"/></draw:frame></text:p>
      <text:p text:style-name="Treść_20_tekstu.indent">Umieszczenie paska menu na panelu menu ma swoje plusy w przypadku urządzeń z ekranem ograniczonym niską rozdzielczością. Tak zwane ”Global Menu” Pozwala lepiej wykorzystać dostępne miejsce w pionie. <text:bookmark text:name="x1-61001r61"/></text:p>
      <text:h text:style-name="Heading_20_4" text:outline-level="4">4.3. <text:bookmark text:name="x1-620003"/>Launcher</text:h>
      <text:p text:style-name="Treść_20_tekstu.noindent">Pasek, umieszczony po lewej stronie ekranu nosi nazwę Launchera (ang: <text:span text:style-name="T3">Wyzwalacz</text:span>). Launcher umożliwia przechowywanie skrótów do ulubionych i najczęściej użytkowanych aplikacji, dostęp do uruchomionych programów, zamontowanych urządzeń (pamięć USB/SD, zewnętrzne dyski twarde, CD/DVD) oraz kosza. Uruchomiona aplikacja w systemie, na czas swojej pracy, umieszcza w obrębie Launchera swoją ikonę. <text:bookmark text:name="x1-62001r60"/></text:p>
      <text:h text:style-name="Heading_20_5" text:outline-level="5">4.3.1. <text:bookmark text:name="x1-630001"/>Uruchamienie programów z Launchera</text:h>
      <text:p text:style-name="P9"><draw:frame draw:style-name="fr1" draw:name="Obraz80" text:anchor-type="as-char" svg:width="1.997cm" svg:height="0.998cm" draw:z-index="0"><draw:image xlink:href="../images/unity_launcher_programy.png" xlink:type="simple" xlink:show="embed" xlink:actuate="onLoad"/></draw:frame> </text:p>
      <text:p text:style-name="Treść_20_tekstu.noindent">Aby uruchomić program bezpośrednio z Launchera wystarczy pojedyncze kliknięcie lewym przyciskiem myszy na ikonie wybranego programu. Uruchomione programy mają podświetlone ikony oraz niewielki trójkącik po swojej lewej stronie. Aby uruchomić kolejną kopię programu kliknij lewym przyciskiem myszy na jego ikonę trzymając wciśnięty klawisz Shift. </text:p>
      <text:p text:style-name="Treść_20_tekstu.noindent">Liczba trójkątów po lewej stronie programu oznacza ilość otwartych kopi danego programu. Jak łatwo się domyślić, gdy ikona nie posiada żadnego trójkącika, to program jest wyłączony. Program, który aktualnie używamy (aktywne okno) jest oznaczone niewielkim trójkącimkiem po prawej stronie ikony. </text:p>
      <text:p text:style-name="Treść_20_tekstu.noindent">Na rysunku obok może zobaczyć ikonę programu Pliki (menadżer plików Nautilus), który jest uruchomiony jeden raz. Tło ikony jest podświetlone.<text:line-break/>Ikona przeglądarki Internetowej Firefox ma trzy trójkąty po lewej. Oznacza to, że została uruchomiona w trzech osobnych instancjach. Jedna z kopi Firefoksa jest akurat w użyciu, co sygnalizuje trójkącik po prawej. Tło ikony jest podświetlone.<text:line-break/>Trzecia ikona na rynku (Skrót do procesora tekstu LibreOffice Writer) jest nieaktywna. Ten program nie jest aktualnie uruchomiony. <text:bookmark text:name="x1-63001r63"/></text:p>
      <text:h text:style-name="Heading_20_5" text:outline-level="5">4.3.2. <text:bookmark text:name="x1-640002"/>Zarządzanie otwartymi oknami</text:h>
      <text:p text:style-name="Treść_20_tekstu.noindent"><text:soft-page-break/>Kliknięcie lewym przyciskiem myszy na ikonę uruchomionego programu przenosi do otwartego okna. Jeżeli dany program ma więcej niż jedną instancję to pokazane zostaną miniatury wszystkich okien aplikacji. Klikając lewym przyciskiem myszy możesz wybrać, o które okna ci chodzi. </text:p>
      <text:p text:style-name="Treść_20_tekstu.indent">Kółkiem myszy możesz się pomiędzy instancjami programu. Umieść kursor myszy nad ikoną aplikacji i poruszaj kółkiem myszy w górę lub w dół aby przejść do następnej/poprzedniej instancji programu. <text:bookmark text:name="x1-64001r64"/></text:p>
      <text:h text:style-name="Heading_20_5" text:outline-level="5">4.3.3. <text:bookmark text:name="x1-650003"/>Zmiana położenia ikon</text:h>
      <text:p text:style-name="P9"><draw:frame draw:style-name="fr1" draw:name="Obraz81" text:anchor-type="as-char" svg:width="1.997cm" svg:height="0.998cm" draw:z-index="0"><draw:image xlink:href="../images/unity_launcher_zmiana_polozenia_ikon.png" xlink:type="simple" xlink:show="embed" xlink:actuate="onLoad"/></draw:frame> </text:p>
      <text:p text:style-name="Treść_20_tekstu.noindent">Zawartość Launchera, poza ikoną Dasha oraz kosza, może być dowolnie modyfikowana. Aby zmienić położenie ikony na panelu, umieść kursor myszy w obrębie ikony, wciśnij i przytrzymaj lewy przycisk myszy. Kiedy ikona zostanie odczepiona od Launchera przesuń ją na wybrane przez siebie miejsce i puść przycisk myszy. <text:bookmark text:name="x1-65001r65"/></text:p>
      <text:h text:style-name="Heading_20_5" text:outline-level="5">4.3.4. <text:bookmark text:name="x1-660004"/>Dodawanie ikon do Launchera</text:h>
      <text:p text:style-name="Treść_20_tekstu.noindent">Skrót do programu na Launcherze można dodać na dwa sposoby i należy do tego wykorzystać okno Dasha (o którym będzie później). Aby dodać ikonę na pasek bezpośrednio z okna Dasha, należy odszukać program i przeciągnąć jego ikonę w dowolne miejsce na pasek Launchera.<text:line-break/>Druga metoda polega na uruchomieniu programu. Następnie należy nacisnąć prawym przyciskiem myszy na ikonie uruchomionego programu i z widocznego menu kontekstowego wybrać <text:span text:style-name="T2">Dodaj do panelu uruchamiania</text:span>. <text:bookmark text:name="x1-66001r66"/></text:p>
      <text:h text:style-name="Heading_20_5" text:outline-level="5">4.3.5. <text:bookmark text:name="x1-670005"/>Usuwanie ikon z Launchera</text:h>
      <text:p text:style-name="Treść_20_tekstu.noindent">Ikonę z panelu można usunąć na dwa sposoby. Chwyć ikonę kursorem myszy i przenieść ją do kosza lub po naciśnięciu prawym przyciskiem myszy na ikonie, z wyświetlonego menu kontekstowego wybierz <text:span text:style-name="T2">Usuń z panelu</text:span> <text:span text:style-name="T2">uruchamiania</text:span>. <text:bookmark text:name="x1-67001r67"/></text:p>
      <text:h text:style-name="Heading_20_5" text:outline-level="5">4.3.6. <text:bookmark text:name="x1-680006"/>Szybka Lista menu kontekstowego (QuickList)</text:h>
      <text:p text:style-name="Treść_20_tekstu.noindent"><draw:frame draw:style-name="fr1" draw:name="Obraz82" text:anchor-type="as-char" svg:width="1.997cm" svg:height="0.998cm" draw:z-index="0"><draw:image xlink:href="../images/unity_launcher_quicklist.png" xlink:type="simple" xlink:show="embed" xlink:actuate="onLoad"/></draw:frame></text:p>
      <text:p text:style-name="Treść_20_tekstu.noindent">Jedną z ciekawszych funkcjonalności Launchera jest QuickList (SzybkaLista). Programy umieszczone na Launcherze mogą w swoim menu kontekstowym umieszczać różne polecenia. Na powyższej grafice widać dwa przykłady. Po lewej mamy menu kontekstowe Dasha, zawierające skróty do zainstalowanych soczewek (zostanie to omówione w kolejnym rozdziale). Po prawej widać menu kontekstowe menadżera plików, zawierające skróty do najważniejszych katalogów użytkownika. Przeglądarka internetowa Firefox pozwoli dodatkowo uruchomić okna anonimowego przeglądania. <text:bookmark text:name="x1-68001r62"/></text:p>
      <text:h text:style-name="Heading_20_4" text:outline-level="4">4.4. <text:bookmark text:name="x1-690004"/>Dash</text:h>
      <text:p text:style-name="Treść_20_tekstu.noindent"><draw:frame draw:style-name="fr1" draw:name="Obraz83" text:anchor-type="as-char" svg:width="1.997cm" svg:height="0.998cm" draw:z-index="0"><draw:image xlink:href="../images/unity_pulpit_dash.png" xlink:type="simple" xlink:show="embed" xlink:actuate="onLoad"/></draw:frame></text:p>
      <text:p text:style-name="Treść_20_tekstu.noindent">Dash jest potężnym narzędziem w Unity, które w szybki sposób pozwala nam na dostęp i wyszukiwanie programów, plików oraz dodatkowych informacji przechowywanych nie tylko w naszym komputerze (zainstalowane programy, ostatnio używane dokumenty, zakładki i ostatnio odwiedzone strony i inne), ale również informacji dostępnych w sieci (Twitter, Facebook, Google Docs, Youtube, Wikipedia, Amazon i inne). Wyniki wyszukiwania w zewnętrznych serwisach dopasowane są do wyszukiwanej frazy i zwracane są w oknie Dasha. Jeżeli przejmujesz się tym, że szukana fraza przesyłana do Internetu, to funkcjonalność ta może zostać wyłączona w Ustawieniach systemowych w oknie <text:span text:style-name="T2">Prywatność</text:span> <text:span text:style-name="T2">i bezpieczeństwo.</text:span> </text:p>
      <text:p text:style-name="P42">Dash można porównać do Menu Start z systemu Microsoft Windows XP/Vista/7 lub do ekranu startowego w Windows 8. Odpowiednikiem Dasha w systemie OS X jest Launchpad. </text:p>
      <text:p text:style-name="P41"><draw:frame draw:style-name="fr1" draw:name="Obraz84" text:anchor-type="as-char" svg:width="1.997cm" svg:height="0.998cm" draw:z-index="0"><draw:image xlink:href="../images/ikony_dash.png" xlink:type="simple" xlink:show="embed" xlink:actuate="onLoad"/></draw:frame> </text:p>
      <text:p text:style-name="P42">Ikona Dasha umieszczona jest na pierwszej pozycji na pasku Launchera – jest ona dość charakterystyczna i zawiera logo Ubuntu. Po naciśnięciu na ikonę Dasha naszym oczom ukaże się jego przezroczyste okno, które w swojej środkowej części okna wyświetla dwie grupy: ostatnio uruchomionych programów oraz ostatnio przeglądanych i pobranych plików oraz katalogów, a także wyszukiwanych informacji. W górnej części Dasha znajduje się pasek wyszukiwania, który nie tylko pozwala przeszukiwać zasoby komputera, ale pozwala również wyszukiwać i przeglądać informacje z popularnych serwisów w sieci. </text:p>
      <text:p text:style-name="P41"><draw:frame draw:style-name="fr1" draw:name="Obraz85" text:anchor-type="as-char" svg:width="1.997cm" svg:height="0.998cm" draw:z-index="0"><draw:image xlink:href="../images/unity_dash_max.png" xlink:type="simple" xlink:show="embed" xlink:actuate="onLoad"/></draw:frame> </text:p>
      <text:p text:style-name="Treść_20_tekstu.indent">Dash po uruchomieniu zajmuje pewien obszar ekranu. Okno to można powiększyć do pełnego rozmiaru ekranu – służy do tego przycisk maksymalizacji w lewym górnym rogu, który jest widoczny, gdy Dash jest wywołany.<text:line-break/>Wyszukiwanie w pasku jest dynamiczne i rezultaty zmieniają się podczas wpisywania tekstu. Wyniki w Dashu można filtrować. Służy do tego nie tylko przycisk Filtrowania wyników, ale również domyślnie włączone soczewki (Lenses). <text:bookmark text:name="x1-69001r68"/></text:p>
      <text:h text:style-name="Heading_20_5" text:outline-level="5">4.4.1. <text:bookmark text:name="x1-700001"/>Soczewki (Lenses)</text:h>
      <text:p text:style-name="Treść_20_tekstu.noindent"><text:soft-page-break/><draw:frame draw:style-name="fr1" draw:name="Obraz86" text:anchor-type="as-char" svg:width="1.997cm" svg:height="0.998cm" draw:z-index="0"><draw:image xlink:href="../images/unity_dash_lenses.png" xlink:type="simple" xlink:show="embed" xlink:actuate="onLoad"/></draw:frame></text:p>
      <text:p text:style-name="Treść_20_tekstu.noindent">Domyślnie w systemie dostępnych jest siedem soczewek i umieszczone są one na dole okna Dasha. Aktualnie wybrana soczewka jest jaśniejsza od pozostałych oraz ma nas sobą niewielki trójkącik. Soczewki służą do ograniczania wyników wyszukiwania do konkretnych kategorii. </text:p>
      <text:p text:style-name="List_20_Heading"><draw:frame draw:style-name="fr1" draw:name="Obraz87" text:anchor-type="as-char" svg:width="1.997cm" svg:height="0.998cm" draw:z-index="0"><draw:image xlink:href="../images/unity_dash_lens_home.png" xlink:type="simple" xlink:show="embed" xlink:actuate="onLoad"/></draw:frame> </text:p>
      <text:p text:style-name="List_20_Contents"><text:span text:style-name="T2">Soczewka domowa </text:span>zawiera wszystkie wyniki wyszukiwania. </text:p>
      <text:p text:style-name="List_20_Heading"><draw:frame draw:style-name="fr1" draw:name="Obraz88" text:anchor-type="as-char" svg:width="1.997cm" svg:height="0.998cm" draw:z-index="0"><draw:image xlink:href="../images/unity_dash_lens_programy.png" xlink:type="simple" xlink:show="embed" xlink:actuate="onLoad"/></draw:frame> </text:p>
      <text:p text:style-name="List_20_Contents"><text:span text:style-name="T2">Soczewka programów </text:span>zawiera wyniki wyszukiwania programów. </text:p>
      <text:p text:style-name="List_20_Heading"><draw:frame draw:style-name="fr1" draw:name="Obraz89" text:anchor-type="as-char" svg:width="1.997cm" svg:height="0.998cm" draw:z-index="0"><draw:image xlink:href="../images/unity_dash_lens_pliki.png" xlink:type="simple" xlink:show="embed" xlink:actuate="onLoad"/></draw:frame> </text:p>
      <text:p text:style-name="List_20_Contents"><text:span text:style-name="T2">Soczewka plików </text:span>zawiera wyniki wyszukiwania w plikach i katalogach. </text:p>
      <text:p text:style-name="List_20_Heading"><draw:frame draw:style-name="fr1" draw:name="Obraz90" text:anchor-type="as-char" svg:width="1.997cm" svg:height="0.998cm" draw:z-index="0"><draw:image xlink:href="../images/unity_dash_lens_video.png" xlink:type="simple" xlink:show="embed" xlink:actuate="onLoad"/></draw:frame> </text:p>
      <text:p text:style-name="List_20_Contents"><text:span text:style-name="T2">Soczewka filmów </text:span>zawiera wyniki wyszukiwania filmów. </text:p>
      <text:p text:style-name="List_20_Heading"><draw:frame draw:style-name="fr1" draw:name="Obraz91" text:anchor-type="as-char" svg:width="1.997cm" svg:height="0.998cm" draw:z-index="0"><draw:image xlink:href="../images/unity_dash_lens_audio.png" xlink:type="simple" xlink:show="embed" xlink:actuate="onLoad"/></draw:frame> </text:p>
      <text:p text:style-name="List_20_Contents"><text:span text:style-name="T2">Soczewka muzyki </text:span>zawiera wyniki wyszukiwania muzyki. </text:p>
      <text:p text:style-name="List_20_Heading"><draw:frame draw:style-name="fr1" draw:name="Obraz92" text:anchor-type="as-char" svg:width="1.997cm" svg:height="0.998cm" draw:z-index="0"><draw:image xlink:href="../images/unity_dash_lens_photo.png" xlink:type="simple" xlink:show="embed" xlink:actuate="onLoad"/></draw:frame> </text:p>
      <text:p text:style-name="List_20_Contents"><text:span text:style-name="T2">Soczewka zdjęć </text:span>zawiera wyniki wyszukiwania w fotografiach. </text:p>
      <text:p text:style-name="List_20_Heading"><draw:frame draw:style-name="fr1" draw:name="Obraz93" text:anchor-type="as-char" svg:width="1.997cm" svg:height="0.998cm" draw:z-index="0"><draw:image xlink:href="../images/unity_dash_lens_social.png" xlink:type="simple" xlink:show="embed" xlink:actuate="onLoad"/></draw:frame> </text:p>
      <text:p text:style-name="P37"><text:span text:style-name="T2">Soczewka społecznościowa </text:span>zawiera wyniki wyszukiwania w serwisach społecznościowych do których jesteś zalogowany.</text:p>
      <text:p text:style-name="Treść_20_tekstu.noindent">Soczewka domowa ma wiele zastosowań i oprócz wcześniej wspomnianych możliwości, możemy ją wykorzystać do wyszukania informacji na przykład w Wikipedii, Google lub możemy wyszukać informacji na temat pogody w naszym regionie. </text:p>
      <text:p text:style-name="Treść_20_tekstu.noindent"><draw:frame draw:style-name="fr1" draw:name="Obraz94" text:anchor-type="as-char" svg:width="1.997cm" svg:height="0.998cm" draw:z-index="0"><draw:image xlink:href="../images/unity_dash_wyszukiwanie.png" xlink:type="simple" xlink:show="embed" xlink:actuate="onLoad"/></draw:frame></text:p>
      <text:p text:style-name="Treść_20_tekstu.noindent">Aby uzyskać więcej informacji, nie trzeba od razu otwierać wyniku. Naciśnięcie prawym przyciskiem myszy którymś z wyników wyszukiwania, poda nam więcej informacji. </text:p>
      <text:p text:style-name="Treść_20_tekstu.noindent"><draw:frame draw:style-name="fr1" draw:name="Obraz95" text:anchor-type="as-char" svg:width="1.997cm" svg:height="0.998cm" draw:z-index="0"><draw:image xlink:href="../images/unity_dash_wyszukiwanie2.png" xlink:type="simple" xlink:show="embed" xlink:actuate="onLoad"/></draw:frame></text:p>
      <text:p text:style-name="Treść_20_tekstu.noindent">Wyniki wyszukiwania można zawęzić do konkretnych źródeł wykorzystując do tego przycisk Filtrowania wyników. Podobnie jest w przypadku wyszukiwania informacji z wykorzystaniem pozostałych soczewek. </text:p>
      <text:p text:style-name="Treść_20_tekstu.noindent"><text:soft-page-break/><draw:frame draw:style-name="fr1" draw:name="Obraz96" text:anchor-type="as-char" svg:width="1.997cm" svg:height="0.998cm" draw:z-index="0"><draw:image xlink:href="../images/unity_dash_wyszukiwanie3.png" xlink:type="simple" xlink:show="embed" xlink:actuate="onLoad"/></draw:frame></text:p>
      <text:p text:style-name="Treść_20_tekstu.indent">W Ubuntu nie jesteśmy limitowani jedynie zainstalowanymi soczewkami. Wiele serwisów Internetowych udostępnia swoje własne soczewki, które można w łatwy sposób doinstalować i korzystać z nich w ten sam sposób, jak z domyślnie dostępnych. <text:bookmark text:name="x1-70001r69"/></text:p>
      <text:h text:style-name="Heading_20_4" text:outline-level="4">4.5. <text:bookmark text:name="x1-710005"/>Obszary robocze</text:h>
      <text:p text:style-name="Treść_20_tekstu.noindent">Obszary robocze, powszechnie zwane wirtualnymi pulpitami, pozwalają w łatwy sposób zarządzać i grupować programy dzięki czemu, przy dużej liczbie otwartych okien w łatwy sposób możemy zredukować zatłoczenie i usprawnić nawigację po naszym pulpicie. Dla przykładu, na jednym obszarze roboczym możemy przeglądać zasoby Internetu, a na drugim lub trzecim obszarze roboczym możemy mieć uruchomiony program do przeglądania multimediów oraz tworzyć dokument w programie biurowym. </text:p>
      <text:p text:style-name="P42">Domyślnie Ubuntu daje dostęp do czterech obszarów roboczych, ale zaraz po instalacji ta opcja nie jest włączona. Aby móc korzystać z dodatkowych obszarów roboczych kliknij na ikonę Systemową <draw:frame draw:style-name="fr1" draw:name="Obraz97"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Uaktywnij obszary robocze”. </text:p>
      <text:p text:style-name="P41"><draw:frame draw:style-name="fr1" draw:name="Obraz98" text:anchor-type="as-char" svg:width="1.997cm" svg:height="0.998cm" draw:z-index="0"><draw:image xlink:href="../images/ikony_obszary_robocze.png" xlink:type="simple" xlink:show="embed" xlink:actuate="onLoad"/></draw:frame> </text:p>
      <text:p text:style-name="Treść_20_tekstu.indent">Po zaznaczeniu dodatkowych obszarów roboczych, na pasku Launchera pojawi się dodatkowa ikona, która to służy do przełączania się pomiędzy obszarami roboczymi: <text:span text:style-name="T2">Przełącznik obszarów roboczych</text:span>. Domyślnie w Ubuntu masz do dyspozycji cztery wirtualne pulpity, ułożone w siatkę 2x2. Po naciśnięciu na ikonce obszarów roboczych na naszym ekranie pojawia się siatka czterech pulpitów.<text:line-break/>Pomiędzy obszarami roboczymi możesz się też przemieszczać za pomocą następujących skrótów klawiszowych: </text:p>
      <text:list xml:id="list7861004061456261890" text:style-name="L13">
        <text:list-item>
          <text:p text:style-name="P29">CTRL + ALT + → przemieszcza pulpit na obszar roboczy po prawej. </text:p>
        </text:list-item>
        <text:list-item>
          <text:p text:style-name="P29">CTRL + ALT + ← przemieszcza pulpit na obszar roboczy po lewej. </text:p>
        </text:list-item>
        <text:list-item>
          <text:p text:style-name="P29">CTRL + ALT + ↑ przemieszcza pulpit na obszar roboczy na górze. </text:p>
        </text:list-item>
        <text:list-item>
          <text:p text:style-name="P14">CTRL + ALT + ↓ przemieszcza pulpit na obszar roboczy po na dole.</text:p>
        </text:list-item>
      </text:list>
      <text:h text:style-name="Heading_20_4" text:outline-level="4"><text:bookmark text:name="x1-71001r71"/>4.6. <text:bookmark text:name="x1-720006"/>Zarządzanie oknami</text:h>
      <text:p text:style-name="Treść_20_tekstu.noindent"><draw:frame draw:style-name="fr1" draw:name="Obraz99" text:anchor-type="as-char" svg:width="1.997cm" svg:height="0.998cm" draw:z-index="0"><draw:image xlink:href="../images/unity_okno_belka.png" xlink:type="simple" xlink:show="embed" xlink:actuate="onLoad"/></draw:frame></text:p>
      <text:p text:style-name="Treść_20_tekstu.noindent">W Ubuntu elementy sterujące okna (przyciski zamykania, minimalizacji i maksymalizacji) znajduję się po lewej stronie belki okna. Również tytuł okna znajduje się nie na środku okna, a jest przesunięty do lewej strony. <text:bookmark text:name="x1-72001r70"/></text:p>
      <text:h text:style-name="Heading_20_5" text:outline-level="5">4.6.1. <text:bookmark text:name="x1-730001"/>Eementy sterujące oknami</text:h>
      <text:p text:style-name="List_20_Heading"><draw:frame draw:style-name="fr1" draw:name="Obraz100" text:anchor-type="as-char" svg:width="1.997cm" svg:height="0.998cm" draw:z-index="0"><draw:image xlink:href="../images/unity_okno_exit.png" xlink:type="simple" xlink:show="embed" xlink:actuate="onLoad"/></draw:frame> </text:p>
      <text:p text:style-name="List_20_Contents">Zamknij okno. </text:p>
      <text:p text:style-name="List_20_Heading"><draw:frame draw:style-name="fr1" draw:name="Obraz101" text:anchor-type="as-char" svg:width="1.997cm" svg:height="0.998cm" draw:z-index="0"><draw:image xlink:href="../images/unity_okno_min.png" xlink:type="simple" xlink:show="embed" xlink:actuate="onLoad"/></draw:frame> </text:p>
      <text:p text:style-name="List_20_Contents">Minimalizuj okno do paska Launchera. </text:p>
      <text:p text:style-name="List_20_Heading"><draw:frame draw:style-name="fr1" draw:name="Obraz102" text:anchor-type="as-char" svg:width="1.997cm" svg:height="0.998cm" draw:z-index="0"><draw:image xlink:href="../images/unity_okno_max.png" xlink:type="simple" xlink:show="embed" xlink:actuate="onLoad"/></draw:frame> </text:p>
      <text:p text:style-name="P37">Maksymalizuj okno do rozmiaru pulpitu. Belka okna zawierająca opisane tutaj przyciski oraz tutył okna zostaną zintegrowane z panelem menu.</text:p>
      <text:h text:style-name="Heading_20_5" text:outline-level="5"><text:bookmark text:name="x1-73001r73"/><text:soft-page-break/>4.6.2. <text:bookmark text:name="x1-740002"/>Przenoszenie i zmiana rozmiaru okna</text:h>
      <text:p text:style-name="Treść_20_tekstu.noindent">Po przytrzymaniu lewego przycisku myszy na belce tytułowej okna możemy je przenieść w dowolne miejsce na pulpicie. Okno można również przenieść przytrzymując przycisk ALT i wówczas wystarczy przytrzymać przycisk lewej myszy w dowolnym miejscu w obrębie okna, które chcemy przenieść. </text:p>
      <text:p text:style-name="Treść_20_tekstu.indent">Aby zmienić rozmiar okna, kursor myszy należy umieścić na dowolnej krawędzi lub dowolnym rogu okna. Domyślny kursor myszy zmieni wówczas swój wygląd na dwustronną strzałkę zwany kursorem rozszerzania. Przytrzymanie przycisku myszy przy aktywnym kursorze rozszerzania, pozwoli wówczas na zmianę rozmiaru i kształtu okna. <text:bookmark text:name="x1-74001r74"/></text:p>
      <text:h text:style-name="Heading_20_5" text:outline-level="5">4.6.3. <text:bookmark text:name="x1-750003"/>Przełączanie pomiędzy otwartymi oknami</text:h>
      <text:p text:style-name="Treść_20_tekstu.noindent">W Ubuntu jest wiele sposobów na przełączanie się pomiędzy otwartymi programami. Można wykorzystać mysz i kliknąć na dowolnym miejscu widocznych otwartych okien. Można wykorzystać ikony otwartych okien umieszczonych na pasku Launchera. Można wykorzystać kombinację klawiszy ALT+Tab. </text:p>
      <text:p text:style-name="Treść_20_tekstu.indent">Gdy mamy otwartych wiele okien, przytrzymanie przycisku ALT i wielokrotne naciskanie przycisku TAB pozwala wybrać, którą okno chcemy aktywować. Domyślnie tylko okna na obecnym obszarze roboczym są przełączane w ten sposób. Korzystając z kombinacji SUPER+TAB możemy przełączać się pomiędzy kolejnymi ikonami na pasku Launchera. <text:bookmark text:name="x1-75001r75"/></text:p>
      <text:h text:style-name="Heading_20_5" text:outline-level="5">4.6.4. <text:bookmark text:name="x1-760004"/>Ukrywanie wszystkich okien - pokaż pulpit</text:h>
      <text:p text:style-name="P34">Aby ukryć wszystkie okna nie trzeba ich jedno po drugim minimalizować. Można skorzystać ze skrótu CTRL+SUPER+D. Spowoduje to, że wszystkie otwarte okna zostaną ukryte. Ponowne zastosowanie tego skrótu ponownie przywróci otwarte okna. </text:p>
      <text:p text:style-name="P33"><draw:frame draw:style-name="fr1" draw:name="Obraz103" text:anchor-type="as-char" svg:width="1.997cm" svg:height="0.998cm" draw:z-index="0"><draw:image xlink:href="../images/ikony_pokaz_pulpit.png" xlink:type="simple" xlink:show="embed" xlink:actuate="onLoad"/></draw:frame> </text:p>
      <text:p text:style-name="Treść_20_tekstu.indent">W Ubuntu można również aktywować ikonę <text:span text:style-name="T2">Pokaż pulpit</text:span>. Aby to zrobić, kliknij na ikonę Systemową <draw:frame draw:style-name="fr1" draw:name="Obraz104"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Pokaż ikonę ”Umieść ikonę ”Pokaż pulpit” na pasku Launchera”. <text:bookmark text:name="x1-76001r76"/></text:p>
      <text:h text:style-name="Heading_20_5" text:outline-level="5">4.6.5. <text:bookmark text:name="x1-770005"/>Przenoszenie otwartych okien pomiędzy obszarami roboczymi</text:h>
      <text:p text:style-name="Treść_20_tekstu.noindent">Przenoszenie otwartych okien pomiędzy obszarami roboczymi jest również dość proste i intuicyjne. Wystarczy uruchomić podgląd obszarów roboczych i przeciągnąć otwarte okno z jednego obszaru roboczego, do drugiego. </text:p>
      <text:p text:style-name="Treść_20_tekstu.noindent"><draw:frame draw:style-name="fr1" draw:name="Obraz105" text:anchor-type="as-char" svg:width="1.997cm" svg:height="0.998cm" draw:z-index="0"><draw:image xlink:href="../images/unity_okno_przenoszenie1.png" xlink:type="simple" xlink:show="embed" xlink:actuate="onLoad"/></draw:frame></text:p>
      <text:p text:style-name="Treść_20_tekstu.noindent"><draw:frame draw:style-name="fr1" draw:name="Obraz106" text:anchor-type="as-char" svg:width="1.997cm" svg:height="0.998cm" draw:z-index="0"><draw:image xlink:href="../images/unity_okno_przenoszenie2.png" xlink:type="simple" xlink:show="embed" xlink:actuate="onLoad"/></draw:frame></text:p>
      <text:p text:style-name="Treść_20_tekstu.noindent"><draw:frame draw:style-name="fr1" draw:name="Obraz107" text:anchor-type="as-char" svg:width="1.997cm" svg:height="0.998cm" draw:z-index="0"><draw:image xlink:href="../images/unity_okno_przenoszenie3.png" xlink:type="simple" xlink:show="embed" xlink:actuate="onLoad"/></draw:frame></text:p>
      <text:p text:style-name="Treść_20_tekstu.noindent">Aby przenieść okno do innego obszaru roboczego, można również nacisnąć prawym przyciskiem myszy na pasku tytułowym otwartego okna i z menu kontekstowego wybrać którąś z dostępnych opcji: </text:p>
      <text:p text:style-name="List_20_Heading"><text:span text:style-name="T2">Przenieś do lewego obszaru</text:span> </text:p>
      <text:p text:style-name="List_20_Contents">, gdy chcemy przenieść okno do lewego obszaru. </text:p>
      <text:p text:style-name="List_20_Heading"><text:span text:style-name="T2">Przenieś do prawego obszaru</text:span> </text:p>
      <text:p text:style-name="List_20_Contents">, gdy chcemy przenieść okno do prawego obszaru. </text:p>
      <text:p text:style-name="List_20_Heading"><text:span text:style-name="T2">Przenieś do dolnego obszaru</text:span> </text:p>
      <text:p text:style-name="List_20_Contents"><text:soft-page-break/>, gdy chcemy przenieść okno do dolnego obszaru. </text:p>
      <text:p text:style-name="List_20_Heading"><text:span text:style-name="T2">Przenieś do górnego obszaru</text:span> </text:p>
      <text:p text:style-name="List_20_Contents">, gdy chcemy przenieść okno do górnego obszaru. </text:p>
      <text:p text:style-name="List_20_Heading"><text:span text:style-name="T2">Przenieś do innego obszaru</text:span> </text:p>
      <text:p text:style-name="P37">, gdy chcemy wybrać, do którego konkretnie obszaru chcemy przenieść okno.</text:p>
      <text:h text:style-name="Heading_20_5" text:outline-level="5"><text:bookmark text:name="x1-77001r77"/>4.6.6. <text:bookmark text:name="x1-780006"/>Zawsze na wierzchu</text:h>
      <text:p text:style-name="Treść_20_tekstu.noindent">Niekiedy może zajść potrzeba, że okno jakieś aplikacji chcemy mieć zawsze widoczne na pierwszym planie pomimo tego, że aktualnie pracujemy w innym oknie. Aby utrzymać okno zawsze widoczne na pierwszym planie, należy na belce tytułowej okna nacisnąć prawym przyciskiem myszy i z menu kontekstowego, wybrać opcję <text:span text:style-name="T2">Zawsze na</text:span> <text:span text:style-name="T2">wierzchu</text:span>. <text:bookmark text:name="x1-78001r78"/></text:p>
      <text:h text:style-name="Heading_20_5" text:outline-level="5">4.6.7. <text:bookmark text:name="x1-790007"/>Zawsze na widocznym obszarze roboczym</text:h>
      <text:p text:style-name="Treść_20_tekstu.noindent">W Ubuntu dostępna jest jeszcze jedna bardzo przydatna funkcja związana z zachowaniem okiem. Gdy wykorzystujemy obszary robocze czasami może zajść potrzeba, aby okno aplikacji pojawiało się na każdym obszarze roboczym, który jest w danej chwili wykorzystywany. Aby okno pojawiało się na każdym widocznym obszarze roboczym należy na belce tytułowej okna nacisnąć prawym przyciskiem myszy i z menu kontekstowego wybrać opcję <text:span text:style-name="T2">Zawsze na widocznym</text:span> <text:span text:style-name="T2">obszarze roboczym</text:span>. <text:bookmark text:name="x1-79001r72"/></text:p>
      <text:h text:style-name="Heading_20_4" text:outline-level="4">4.7. <text:bookmark text:name="x1-800007"/>HUD - Heads-Up Display</text:h>
      <text:p text:style-name="Treść_20_tekstu.noindent">Spamiętanie wszystkich skrótów klawiaturowych może być ciężkie, zwłaszcza gdy mamy do czynienia z programami, które mają ich wiele do dyspozycji. Często też niektóre programy nie posiadają przycisków w oknie programu lub skrótów do pewnych funkcji, które to są zaszyte gdzieś głęboko w którymś z przycisków na pasku menu. Często jest tak, że pamiętamy nazwę funkcji, ale już nie bardzo miejsce, w którym się ona znajduje. I to z pomocą przychodzi HUD (Heads-up Display). </text:p>
      <text:p text:style-name="Treść_20_tekstu.indent">HUD jest silnie zintegrowanym narzędziem, które przy wykorzystaniu klawiatury pozwala dotrzeć do nie tylko najczęściej wykorzystywanych funkcji programu, ale również tych, o których często zapominamy gdyż są zaszytych gdzieś głęboko. Przykładowe wykorzystanie HUDa do skopiowania pliku: </text:p>
      <text:p text:style-name="Treść_20_tekstu.noindent"><draw:frame draw:style-name="fr1" draw:name="Obraz108" text:anchor-type="as-char" svg:width="1.997cm" svg:height="0.998cm" draw:z-index="0"><draw:image xlink:href="../images/unity_hud1.png" xlink:type="simple" xlink:show="embed" xlink:actuate="onLoad"/></draw:frame></text:p>
      <text:p text:style-name="Treść_20_tekstu.indent">Inny przykład. Powiedzmy, że tworzymy dokument w programie OpenOffice Writer i potrzebujemy wstawić obiekt formułę. Dla osoby, która z programu korzysta rzadko, znalezienie tej funkcji może zająć dłuższą chwilę. Wykorzystując w tym celu HUD, jest to kwestia wpisania w jego oknie słowa „formuła” i wybraniu odpowiedniej opcji w oknie wyników wyszukiwania: </text:p>
      <text:p text:style-name="Treść_20_tekstu.noindent"><draw:frame draw:style-name="fr1" draw:name="Obraz109" text:anchor-type="as-char" svg:width="1.997cm" svg:height="0.998cm" draw:z-index="0"><draw:image xlink:href="../images/unity_hud2.png" xlink:type="simple" xlink:show="embed" xlink:actuate="onLoad"/></draw:frame></text:p>
      <text:h text:style-name="Heading_20_4" text:outline-level="4"><text:bookmark text:name="x1-80001r80"/>4.8. <text:bookmark text:name="x1-810008"/>Nautilus - Menadźer plików</text:h>
      <text:p text:style-name="P9"><draw:frame draw:style-name="fr1" draw:name="Obraz110" text:anchor-type="as-char" svg:width="1.997cm" svg:height="0.998cm" draw:z-index="0"><draw:image xlink:href="../images/ikony_pliki.png" xlink:type="simple" xlink:show="embed" xlink:actuate="onLoad"/></draw:frame> </text:p>
      <text:p text:style-name="Treść_20_tekstu.noindent">Menadźer plików jest programem służącym do przeglądania zawartości katalogów. W Ubuntu menadźer plików nazywa się <text:span text:style-name="T2">Nautilus </text:span>i jest odpowiednikiem programu <text:span text:style-name="T2">Eksplorator Windows </text:span>z systemów Windows oraz <text:span text:style-name="T2">Finder </text:span>z Mac OX X. Na pasku Launchera Nautilus domyślnie jest drugą dostępną ikoną. </text:p>
      <text:p text:style-name="Treść_20_tekstu.indent">Program Pliki po uruchomieniu wyświetla zawartość katalogu domowego użytkownika, w którym to użytkownik przechowuje swoje osobiste pliki. Każdy użytkownik ma swój oddzielny katalog domowy, którego nazwa odpowiadania nazwie użytkownika. Po utworzeniu konta w katalogu domowym automatycznie utworzone są katalogi Dokumenty, Muzyka, Obrazy, Pobrane, Publiczny, Pulpit, Szablony, Wideo. Użytkownik nie jest ograniczony jedynie do tych katalogów i bez problemu w katalogu domowym może dodać więcej katalogów oraz plików. </text:p>
      <text:p text:style-name="Treść_20_tekstu.noindent"><draw:frame draw:style-name="fr1" draw:name="Obraz111" text:anchor-type="as-char" svg:width="1.997cm" svg:height="0.998cm" draw:z-index="0"><draw:image xlink:href="../images/programy_nautilus.png" xlink:type="simple" xlink:show="embed" xlink:actuate="onLoad"/></draw:frame></text:p>
      <text:p text:style-name="Treść_20_tekstu.indent">W oknie menadźera plików widzimy: </text:p>
      <text:p text:style-name="Nagłówek_20_listy.enumerate-enumitem"><text:soft-page-break/>1. </text:p>
      <text:p text:style-name="List_20_Contents">Przyciski <text:span text:style-name="T3">Do tyłu </text:span>i <text:span text:style-name="T3">Do przodu</text:span>. </text:p>
      <text:p text:style-name="Nagłówek_20_listy.enumerate-enumitem">2. </text:p>
      <text:p text:style-name="List_20_Contents">Aktualne położenie. </text:p>
      <text:p text:style-name="Nagłówek_20_listy.enumerate-enumitem">3. </text:p>
      <text:p text:style-name="List_20_Contents">Zawartośc aktualnego katalogu. </text:p>
      <text:p text:style-name="Nagłówek_20_listy.enumerate-enumitem">4. </text:p>
      <text:p text:style-name="P37">Pasek ze skrótami do najważniejszych miejsc.</text:p>
      <text:p text:style-name="Treść_20_tekstu.indent">Menadżer plików w lewym panelu będzie też wyświetlał podłączone urządzenia (pendrive, karty SD, płyty włożone do czytników optycznych) oraz udziały sieciowe (inne podłączone komputery). Pozycja <text:span text:style-name="T3">Komputer </text:span>przenosi do początku systemu plików (katalog /) </text:p>
      <text:p text:style-name="Treść_20_tekstu.indent">Do nawigacji w pasku narzędzi oraz lewym panelu wykorzystywane jest pojedyncze kliknięcie lewym przyciskiem myszy. W prawym panelu pliki oraz katalogi domyślnie otwieramy dwukrotnym szybkim przyciśnięciem lewego przycisku myszy. W przypadku otwarcia pliku, Ubuntu rozpozna typ pliku i automatycznie spróbuje przypisać odpowiednią dla danego pliku aplikację. Czasami, system może nie rozpoznać typu pliku lub może zajść potrzeba otwarcia pliku wykorzystując inny program. W takich wypadkach, po dwukrotnym kliknięciu na pliku system zapyta nas, który program z zainstalowanych w systemie chcemy wykorzystać. Możemy również nacisnąć prawym przyciskiem myszy na pliku i z menu kontekstowego wybrać Otwórz za pomocą i wybrać z listy dostępnych programów lub samemu wybrać inny. </text:p>
      <text:p text:style-name="Treść_20_tekstu.indent">Najważniejsze katalogi w folderze użytkownika: </text:p>
      <text:p text:style-name="List_20_Heading"><text:span text:style-name="T2">Pulpit</text:span> </text:p>
      <text:p text:style-name="List_20_Contents">- wszystkie pliki i foldery umieszczone w tym katalogu zostaną wyświetlone na pulpicie. </text:p>
      <text:p text:style-name="List_20_Heading"><text:span text:style-name="T2">Dokumenty</text:span> </text:p>
      <text:p text:style-name="List_20_Contents">- katalog na dokumenty, pliki tekstowe, arkusze kalkulacyjne itp. </text:p>
      <text:p text:style-name="List_20_Heading"><text:span text:style-name="T2">Muzyka</text:span> </text:p>
      <text:p text:style-name="List_20_Contents">- katalog z plikami muzycznymi. Odtwarzacze muzyki będą szukać plików do odtwarzania najpierw w tym folderze. </text:p>
      <text:p text:style-name="List_20_Heading"><text:span text:style-name="T2">Wideo</text:span> </text:p>
      <text:p text:style-name="List_20_Contents">- katalog z plikami wideo. </text:p>
      <text:p text:style-name="List_20_Heading"><text:span text:style-name="T2">Obrazy</text:span> </text:p>
      <text:p text:style-name="List_20_Contents">- katalog z fotografiami. </text:p>
      <text:p text:style-name="List_20_Heading"><text:span text:style-name="T2">Pobrane</text:span> </text:p>
      <text:p text:style-name="P37">- katalog na pliki pobrane z internetu. przeglądaki internetowe domyślnie będą zapisywać pobrane pliki w tym katalogu. </text:p>
      <text:h text:style-name="Heading_20_5" text:outline-level="5"><text:bookmark text:name="x1-81005r79"/>4.8.1. <text:bookmark text:name="x1-820001"/>Tworzenie nowych katalogów</text:h>
      <text:p text:style-name="Treść_20_tekstu.noindent">Tworzenie nowych katalogów niczym nieróżni się się od metod, które dostępne są w innych systemach. Zwyczajnie wystarczy nacisnąć prawym przyciskiem myszy na wolnej przestrzeni w oknie programu (ta metoda również zadziała na naszym pulpicie) i z menu kontekstowego wybrać opcję <text:span text:style-name="T2">Nowy katalog</text:span>. Można również wykorzystać w tym celu panel menu i wybrać Plik ż Nowy katalog. Można również wykorzystać skrót klawiaturowy Shift + CTRL + N. <text:bookmark text:name="x1-82001r82"/></text:p>
      <text:h text:style-name="Heading_20_5" text:outline-level="5">4.8.2. <text:bookmark text:name="x1-830002"/>Ukryte pliki i katalogi</text:h>
      <text:p text:style-name="Treść_20_tekstu.noindent">Ubuntu, jak każdy inny Linux, umożliwia tworzenie ukrytych plików oraz katalogów. Aby ukryć plik lub katalog, wystarczy w jego nazwie na samym początku wstawić znak kropki (.). Gdy chcemy uzyskać dostęp do ukrytych plików lub katalogów, należy z panelu menu wybrać Widok ż Wyświetlanie ukrytych plików lub skorzystać ze skróty klawiaturowego CTRL+H. </text:p>
      <text:p text:style-name="Treść_20_tekstu.indent">UWAGA: Wyświetlenie ukrytych plików w katalogu domowym użytkownika wyświetli wiele dodatkowych plików oraz katalogów, które w większości przypadków przechowują ustawienia dla wielu <text:soft-page-break/>programów użytkownika, wyglądu konta użytkownika oraz zachowań na koncie użytkownika. Niewłaściwe obchodzenie się z tymi plikami, może mieć negatywne skutki. Zaleca się zatem dodatkową ostrożność. <text:bookmark text:name="x1-83001r83"/></text:p>
      <text:h text:style-name="Heading_20_5" text:outline-level="5">4.8.3. <text:bookmark text:name="x1-840003"/>Kopiowanie i przenoszenie plików oraz katalogów</text:h>
      <text:p text:style-name="Treść_20_tekstu.noindent">Ubuntu, jak każdy inny system również umożliwia kopiowanie i przenoszenie plików oraz katalogów z jednego miejsca do innego. Aby plik lub katalog skopiować lub przenieść z jednego miejsca do innego, trzeba go najpierw zaznaczyć, a następnie nacisnąć na obiekcie prawym przyciskiem myszy i wybrać z menu kontekstowego skopiuj (w przypadku, gdy chcemy go utworzyć kopię) lub wytnij (w przypadku, gdy plik chcemy przenieść), a następnie przechodzimy do katalogu, w którym plik chcemy umieścić i w wolnym miejscu naciskamy prawym przyciskiem myszy i wybieramy wklej. Te same opcje dostępne są z panelu menu i znajdują się one w menu Edycji. </text:p>
      <text:p text:style-name="Treść_20_tekstu.indent">W menu kontekstowym pod prawym przyciskiem myszy mamy również opcję <text:span text:style-name="T2">Skopiuj do</text:span>… oraz <text:span text:style-name="T2">Przenieś do</text:span>… po wybraniu których, będziemy mieli możliwość wybrania folderu, w którym chcemy umieścić nasz plik lub katalog. Do powyższych czynności, możemy również wykorzystać skróty klawiaturowe. Aby skopiować zaznaczony obiekt, należy użyć skrót CTRL+C, aby go przenieść CTRL+X, aby wkleić obiekt w nowym miejscu, należy użyć skrót CTRL+V. </text:p>
      <text:p text:style-name="Treść_20_tekstu.indent">Aby zaznaczyć wiele obiektów naraz, należy na wolnym miejscu w oknie nacisnąć i przytrzymać lewy przycisk myszy po czym zaznaczyć wybrane elementy. Gdy pliki znajdują się koło siebie, można wykorzystać przycisk Shift i przytrzymując go należy najpierw pojedynczym kliknięciem lewym przyciskiem myszy zaznaczyć pierwszy obiekt, a następnie ciągle przytrzymując przycisk Shift kliknąć na ostatni obiekt. Gdy obiekty, które chcemy zaznaczyć, przedzielone są innymi obiektami, wówczas pomocny może się okazać przycisk CTRL, którego przytrzymanie również umożliwia zaznaczenie wielu elementów, tyle że niekoniecznie muszą one być koło siebie. <text:bookmark text:name="x1-84001r84"/></text:p>
      <text:h text:style-name="Heading_20_5" text:outline-level="5">4.8.4. <text:bookmark text:name="x1-850004"/>Używanie wielu okien lub wielu kart w programie Pliki</text:h>
      <text:p text:style-name="Treść_20_tekstu.noindent">W przypadku kopiowania lub przenoszenia plików pomocne może być otwarcie wielu okien lub kart. Nowe okno programu pliki można otworzyć na wiele sposób: </text:p>
      <text:list xml:id="list1870695595403318423" text:style-name="L14">
        <text:list-item>
          <text:p text:style-name="P30">wykorzystując panel menu i przycisk Plik ż Nowe okno; </text:p>
        </text:list-item>
        <text:list-item>
          <text:p text:style-name="P30">naciskając prawym przyciskiem myszy na ikonie programu Pliki na pasku Launchera i wybierając z menu kontekstowego Otwórz nowe okno. </text:p>
        </text:list-item>
        <text:list-item>
          <text:p text:style-name="P15">wykorzystując skrót klawiaturowy CTRL+N.</text:p>
        </text:list-item>
      </text:list>
      <text:p text:style-name="Treść_20_tekstu.noindent">Program Pliki umożliwia również pracę z kartami, które również można otworzyć na wiele sposobów: </text:p>
      <text:list xml:id="list3135356023735253986" text:style-name="L15">
        <text:list-item>
          <text:p text:style-name="P31">wykorzystując panel menu i przycisk Plik ż Nowa karta; </text:p>
        </text:list-item>
        <text:list-item>
          <text:p text:style-name="P31">naciskając prawym przyciskiem myszy na dowolny folder w oknie programu i wybierając z menu kontekstowego Otwórz w nowej karcie; </text:p>
        </text:list-item>
        <text:list-item>
          <text:p text:style-name="P16">wykorzystując skrót klawiaturowy CTRL+T.</text:p>
        </text:list-item>
      </text:list>
      <text:h text:style-name="Heading_20_5" text:outline-level="5"><text:bookmark text:name="x1-85001r85"/>4.8.5. <text:bookmark text:name="x1-860005"/>Wyszukiwanie plików w programie Pliki.</text:h>
      <text:p text:style-name="Treść_20_tekstu.noindent"/>
      <text:p text:style-name="Treść_20_tekstu.noindent">To, że Dash jest potężnym narzędziem i że pozwala wyszukiwać pliki już wiemy. Ale pliki i katalogi również możemy wyszukiwać wykorzystując okno programu Pliki. Jak już wcześniej wspomnieliśmy, w oknie programu na pasku narzędzi znajduje się przycisk wyszukiwania (ikona szkła powiększającego). Po naciśnięciu na przycisku wyszukiwania pojawi się pasek, w którym to podajemy frazę (nazwę pliku lub katalogu) do wyszukania. Rezultaty wyszukiwania, podobnie jak to jest w Dashu, możemy filtrować. Możemy określić, czy wyszukiwanie ma się odbywać z obrębie naszego katalogu domowego lub w całym systemie. Możemy również dodać dodatkowe kryteria wyszukiwania określając, jakiego typu pliki szukamy <text:bookmark text:name="x1-86001r81"/></text:p>
      <text:h text:style-name="Heading_20_4" text:outline-level="4"><text:soft-page-break/>4.9. <text:bookmark text:name="x1-870009"/>Shotwell</text:h>
      <text:h text:style-name="Heading_20_4" text:outline-level="4"><text:bookmark text:name="x1-87001r87"/>4.10. <text:bookmark text:name="x1-8800010"/>Totem</text:h>
      <text:h text:style-name="Heading_20_4" text:outline-level="4"><text:bookmark text:name="x1-88001r88"/>4.11. <text:bookmark text:name="x1-8900011"/>Rhythmbox</text:h>
      <text:h text:style-name="Heading_20_4" text:outline-level="4"><text:bookmark text:name="x1-89001r89"/>4.12. <text:bookmark text:name="x1-9000012"/>Firefox</text:h>
      <text:h text:style-name="Heading_20_4" text:outline-level="4"><text:bookmark text:name="x1-90001r90"/>4.13. <text:bookmark text:name="x1-9100013"/>Evolution</text:h>
      <text:h text:style-name="Heading_20_4" text:outline-level="4"><text:bookmark text:name="x1-91001r91"/>4.14. <text:bookmark text:name="x1-9200014"/>LibreOffice</text:h>
      <text:h text:style-name="Heading_20_4" text:outline-level="4"><text:bookmark text:name="x1-92001r92"/>4.15. <text:bookmark text:name="x1-9300015"/>Konta online</text:h>
      <text:h text:style-name="Heading_20_4" text:outline-level="4"><text:bookmark text:name="x1-93001r93"/>4.16. <text:bookmark text:name="x1-9400016"/>Empathy</text:h>
      <text:h text:style-name="Heading_20_4" text:outline-level="4"><text:bookmark text:name="x1-94001r94"/>4.17. <text:bookmark text:name="x1-9500017"/>Centrum Oprogramowania</text:h>
      <text:h text:style-name="Heading_20_4" text:outline-level="4"><text:bookmark text:name="x1-95001r95"/>4.18. <text:bookmark text:name="x1-9600018"/>DejaVu</text:h>
      <text:h text:style-name="Heading_20_3" text:outline-level="3"><text:bookmark text:name="x1-96001r58"/>5. <text:bookmark text:name="x1-970005"/>Sztuczki z systemem Ubuntu</text:h>
      <text:h text:style-name="Heading_20_4" text:outline-level="4"><text:bookmark text:name="x1-97001r96"/>5.1. <text:bookmark text:name="x1-980001"/>Prywatność</text:h>
      <text:h text:style-name="Heading_20_4" text:outline-level="4"><text:bookmark text:name="x1-98001r98"/>5.2. <text:bookmark text:name="x1-990002"/>Zmiana położenie elementów sterujących okna</text:h>
      <text:h text:style-name="Heading_20_4" text:outline-level="4"><text:bookmark text:name="x1-99001r99"/>5.3. <text:bookmark text:name="x1-1000003"/>Click to minimize</text:h>
      <text:h text:style-name="Heading_20_4" text:outline-level="4"><text:bookmark text:name="x1-100001r100"/>5.4. <text:bookmark text:name="x1-1010004"/>Wyłączenie global menu</text:h>
      <text:h text:style-name="Heading_20_4" text:outline-level="4"><text:bookmark text:name="x1-101001r101"/>5.5. <text:bookmark text:name="x1-1020005"/>Instalacja Unity Tweak Tool</text:h>
      <text:h text:style-name="Heading_20_4" text:outline-level="4"><text:bookmark text:name="x1-102001r102"/>5.6. <text:bookmark text:name="x1-1030006"/>Instalacja nowych motywów graficznych</text:h>
      <text:h text:style-name="Heading_20_4" text:outline-level="4"><text:bookmark text:name="x1-103001r103"/>5.7. <text:bookmark text:name="x1-1040007"/>Instalacja motywów ikon</text:h>
      <text:h text:style-name="Heading_20_4" text:outline-level="4"><text:bookmark text:name="x1-104001r104"/>5.8. <text:bookmark text:name="x1-1050008"/>Folder domowy na pulpicie</text:h>
      <text:h text:style-name="Heading_20_4" text:outline-level="4"><text:bookmark text:name="x1-105001r105"/>5.9. <text:bookmark text:name="x1-1060009"/>Quicklist Editor</text:h>
      <text:h text:style-name="Heading_20_4" text:outline-level="4"><text:bookmark text:name="x1-106001r106"/>5.10. <text:bookmark text:name="x1-10700010"/>Odtwarzanie szyfrowanych płyt DVD</text:h>
      <text:h text:style-name="Heading_20_4" text:outline-level="4"><text:bookmark text:name="x1-107001r107"/>5.11. <text:bookmark text:name="x1-10800011"/>preload, prelink</text:h>
      <text:h text:style-name="Heading_20_4" text:outline-level="4"><text:bookmark text:name="x1-108001r108"/>5.12. <text:bookmark text:name="x1-10900012"/>Sterowniki</text:h>
      <text:h text:style-name="Heading_20_3" text:outline-level="3"><text:bookmark text:name="x1-109001r97"/>6. <text:bookmark text:name="x1-1100006"/>Aktualizacja z poprzedniego wydania</text:h>
      <text:h text:style-name="Heading_20_3" text:outline-level="3"><text:bookmark text:name="x1-110001r110"/>7. <text:bookmark text:name="x1-111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agłówek_20_listy.enumerate-enumitem" style:display-name="Nagłówek listy.enumerate-enumitem"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3T20:04:19.461471669</dc:date>
    <meta:document-statistic meta:table-count="0" meta:image-count="93" meta:object-count="0" meta:page-count="37" meta:paragraph-count="779" meta:word-count="12213" meta:character-count="88112" meta:non-whitespace-character-count="76166"/>
    <meta:generator>LibreOffice/4.2.3.2$Linux_X86_64 LibreOffice_project/420m0$Build-2</meta:generator>
    <meta:user-defined meta:name="date">2014-04-03 20:03:00</meta:user-defined>
    <meta:user-defined meta:name="originator">TeX4ht (http://www.cse.ohio-state.edu/~gurari/TeX4ht/)</meta:user-defined>
    <meta:user-defined meta:name="src">thar.tex</meta:user-defined>
  </office:meta>
</office:document-meta>
</file>